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2.39mm" svg:height="90.01mm" svg:x="262.2mm" svg:y="272.72mm">
            <draw:object draw:notify-on-update-of-ranges="Sheet1.C60:Sheet1.C60 Sheet1.C61:Sheet1.C71 Sheet1.D60:Sheet1.D60 Sheet1.D61:Sheet1.D71 Sheet1.C60:Sheet1.C60 Sheet1.C61:Sheet1.C71 Sheet1.F60:Sheet1.F60 Sheet1.F61:Sheet1.F71 Sheet1.C60:Sheet1.C60 Sheet1.C61:Sheet1.C71 Sheet1.H60:Sheet1.H60 Sheet1.H61:Sheet1.H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# Run</text:p>
          </table:table-cell>
          <table:table-cell office:value-type="string" calcext:value-type="string">
            <text:p>T(K)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Å^3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Å^3</text:p>
          </table:table-cell>
          <table:table-cell office:value-type="string" calcext:value-type="string">
            <text:p>Vinet</text:p>
          </table:table-cell>
          <table:table-cell office:value-type="string" calcext:value-type="string">
            <text:p>3<text:span text:style-name="T1">rd</text:span> B-M</text:p>
          </table:table-cell>
          <table:table-cell/>
        </table:table-row>
        <table:table-row table:style-name="ro2">
          <table:table-cell office:value-type="string" calcext:value-type="string">
            <text:p># Sintered-Diamond multianvil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4.6487" calcext:value-type="float">
            <text:p>4.6487</text:p>
          </table:table-cell>
          <table:table-cell office:value-type="float" office:value="0.0011" calcext:value-type="float">
            <text:p>0.0011</text:p>
          </table:table-cell>
          <table:table-cell office:value-type="float" office:value="4.8147" calcext:value-type="float">
            <text:p>4.8147</text:p>
          </table:table-cell>
          <table:table-cell office:value-type="float" office:value="0.0011" calcext:value-type="float">
            <text:p>0.0011</text:p>
          </table:table-cell>
          <table:table-cell office:value-type="float" office:value="6.7134" calcext:value-type="float">
            <text:p>6.7134</text:p>
          </table:table-cell>
          <table:table-cell office:value-type="float" office:value="0.0019" calcext:value-type="float">
            <text:p>0.0019</text:p>
          </table:table-cell>
          <table:table-cell office:value-type="float" office:value="150.26" calcext:value-type="float">
            <text:p>150.26</text:p>
          </table:table-cell>
          <table:table-cell office:value-type="float" office:value="0.11" calcext:value-type="float">
            <text:p>0.11</text:p>
          </table:table-cell>
          <table:table-cell office:value-type="float" office:value="66.415" calcext:value-type="float">
            <text:p>66.415</text:p>
          </table:table-cell>
          <table:table-cell office:value-type="float" office:value="0.011" calcext:value-type="float">
            <text:p>0.011</text:p>
          </table:table-cell>
          <table:table-cell office:value-type="float" office:value="30.42" calcext:value-type="float">
            <text:p>30.42</text:p>
          </table:table-cell>
          <table:table-cell office:value-type="float" office:value="0.04" calcext:value-type="float">
            <text:p>0.04</text:p>
          </table:table-cell>
          <table:table-cell office:value-type="float" office:value="30.07" calcext:value-type="float">
            <text:p>30.07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4.6402" calcext:value-type="float">
            <text:p>4.64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4.8108" calcext:value-type="float">
            <text:p>4.8108</text:p>
          </table:table-cell>
          <table:table-cell office:value-type="float" office:value="0.0013" calcext:value-type="float">
            <text:p>0.0013</text:p>
          </table:table-cell>
          <table:table-cell office:value-type="float" office:value="6.703" calcext:value-type="float">
            <text:p>6.703</text:p>
          </table:table-cell>
          <table:table-cell office:value-type="float" office:value="0.002" calcext:value-type="float">
            <text:p>0.002</text:p>
          </table:table-cell>
          <table:table-cell office:value-type="float" office:value="149.63" calcext:value-type="float">
            <text:p>149.63</text:p>
          </table:table-cell>
          <table:table-cell office:value-type="float" office:value="0.14" calcext:value-type="float">
            <text:p>0.14</text:p>
          </table:table-cell>
          <table:table-cell office:value-type="float" office:value="66.136" calcext:value-type="float">
            <text:p>66.136</text:p>
          </table:table-cell>
          <table:table-cell office:value-type="float" office:value="0.01" calcext:value-type="float">
            <text:p>0.01</text:p>
          </table:table-cell>
          <table:table-cell office:value-type="float" office:value="30.22" calcext:value-type="float">
            <text:p>30.22</text:p>
          </table:table-cell>
          <table:table-cell office:value-type="float" office:value="0.04" calcext:value-type="float">
            <text:p>0.04</text:p>
          </table:table-cell>
          <table:table-cell office:value-type="float" office:value="29.91" calcext:value-type="float">
            <text:p>29.9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4.6354" calcext:value-type="float">
            <text:p>4.6354</text:p>
          </table:table-cell>
          <table:table-cell office:value-type="float" office:value="0.0014" calcext:value-type="float">
            <text:p>0.0014</text:p>
          </table:table-cell>
          <table:table-cell office:value-type="float" office:value="4.808" calcext:value-type="float">
            <text:p>4.8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6.691" calcext:value-type="float">
            <text:p>6.691</text:p>
          </table:table-cell>
          <table:table-cell office:value-type="float" office:value="0.002" calcext:value-type="float">
            <text:p>0.002</text:p>
          </table:table-cell>
          <table:table-cell office:value-type="float" office:value="149.13" calcext:value-type="float">
            <text:p>149.13</text:p>
          </table:table-cell>
          <table:table-cell office:value-type="float" office:value="0.14" calcext:value-type="float">
            <text:p>0.14</text:p>
          </table:table-cell>
          <table:table-cell office:value-type="float" office:value="65.95" calcext:value-type="float">
            <text:p>65.95</text:p>
          </table:table-cell>
          <table:table-cell office:value-type="float" office:value="0.07" calcext:value-type="float">
            <text:p>0.07</text:p>
          </table:table-cell>
          <table:table-cell office:value-type="float" office:value="29.67" calcext:value-type="float">
            <text:p>29.67</text:p>
          </table:table-cell>
          <table:table-cell office:value-type="float" office:value="0.03" calcext:value-type="float">
            <text:p>0.03</text:p>
          </table:table-cell>
          <table:table-cell office:value-type="float" office:value="29.41" calcext:value-type="float">
            <text:p>29.4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.63" calcext:value-type="float">
            <text:p>4.63</text:p>
          </table:table-cell>
          <table:table-cell office:value-type="float" office:value="0.0015" calcext:value-type="float">
            <text:p>0.0015</text:p>
          </table:table-cell>
          <table:table-cell office:value-type="float" office:value="4.8054" calcext:value-type="float">
            <text:p>4.8054</text:p>
          </table:table-cell>
          <table:table-cell office:value-type="float" office:value="0.0015" calcext:value-type="float">
            <text:p>0.0015</text:p>
          </table:table-cell>
          <table:table-cell office:value-type="float" office:value="6.687" calcext:value-type="float">
            <text:p>6.687</text:p>
          </table:table-cell>
          <table:table-cell office:value-type="float" office:value="0.003" calcext:value-type="float">
            <text:p>0.003</text:p>
          </table:table-cell>
          <table:table-cell office:value-type="float" office:value="148.77" calcext:value-type="float">
            <text:p>148.77</text:p>
          </table:table-cell>
          <table:table-cell office:value-type="float" office:value="0.15" calcext:value-type="float">
            <text:p>0.15</text:p>
          </table:table-cell>
          <table:table-cell office:value-type="float" office:value="65.81" calcext:value-type="float">
            <text:p>65.81</text:p>
          </table:table-cell>
          <table:table-cell office:value-type="float" office:value="0.02" calcext:value-type="float">
            <text:p>0.02</text:p>
          </table:table-cell>
          <table:table-cell office:value-type="float" office:value="28.99" calcext:value-type="float">
            <text:p>28.99</text:p>
          </table:table-cell>
          <table:table-cell office:value-type="float" office:value="0.1" calcext:value-type="float">
            <text:p>0.1</text:p>
          </table:table-cell>
          <table:table-cell office:value-type="float" office:value="28.78" calcext:value-type="float">
            <text:p>28.78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.6255" calcext:value-type="float">
            <text:p>4.6255</text:p>
          </table:table-cell>
          <table:table-cell office:value-type="float" office:value="0.001" calcext:value-type="float">
            <text:p>0.001</text:p>
          </table:table-cell>
          <table:table-cell office:value-type="float" office:value="4.8024" calcext:value-type="float">
            <text:p>4.8024</text:p>
          </table:table-cell>
          <table:table-cell office:value-type="float" office:value="0.001" calcext:value-type="float">
            <text:p>0.001</text:p>
          </table:table-cell>
          <table:table-cell office:value-type="float" office:value="6.6813" calcext:value-type="float">
            <text:p>6.68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148.42" calcext:value-type="float">
            <text:p>148.42</text:p>
          </table:table-cell>
          <table:table-cell office:value-type="float" office:value="0.1" calcext:value-type="float">
            <text:p>0.1</text:p>
          </table:table-cell>
          <table:table-cell office:value-type="float" office:value="65.586" calcext:value-type="float">
            <text:p>65.586</text:p>
          </table:table-cell>
          <table:table-cell office:value-type="float" office:value="0.011" calcext:value-type="float">
            <text:p>0.011</text:p>
          </table:table-cell>
          <table:table-cell office:value-type="float" office:value="28.68" calcext:value-type="float">
            <text:p>28.68</text:p>
          </table:table-cell>
          <table:table-cell office:value-type="float" office:value="0.05" calcext:value-type="float">
            <text:p>0.05</text:p>
          </table:table-cell>
          <table:table-cell office:value-type="float" office:value="28.52" calcext:value-type="float">
            <text:p>28.52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6238" calcext:value-type="float">
            <text:p>4.6238</text:p>
          </table:table-cell>
          <table:table-cell office:value-type="float" office:value="0.0006" calcext:value-type="float">
            <text:p>0.0006</text:p>
          </table:table-cell>
          <table:table-cell office:value-type="float" office:value="4.7995" calcext:value-type="float">
            <text:p>4.7995</text:p>
          </table:table-cell>
          <table:table-cell office:value-type="float" office:value="0.0006" calcext:value-type="float">
            <text:p>0.0006</text:p>
          </table:table-cell>
          <table:table-cell office:value-type="float" office:value="6.6805" calcext:value-type="float">
            <text:p>6.68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148.26" calcext:value-type="float">
            <text:p>148.26</text:p>
          </table:table-cell>
          <table:table-cell office:value-type="float" office:value="0.06" calcext:value-type="float">
            <text:p>0.06</text:p>
          </table:table-cell>
          <table:table-cell office:value-type="float" office:value="65.506" calcext:value-type="float">
            <text:p>65.506</text:p>
          </table:table-cell>
          <table:table-cell office:value-type="float" office:value="0.02" calcext:value-type="float">
            <text:p>0.02</text:p>
          </table:table-cell>
          <table:table-cell office:value-type="float" office:value="27.966" calcext:value-type="float">
            <text:p>27.966</text:p>
          </table:table-cell>
          <table:table-cell office:value-type="float" office:value="0.08" calcext:value-type="float">
            <text:p>0.08</text:p>
          </table:table-cell>
          <table:table-cell office:value-type="float" office:value="27.855" calcext:value-type="float">
            <text:p>27.855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4.5991" calcext:value-type="float">
            <text:p>4.5991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7738" calcext:value-type="float">
            <text:p>4.7738</text:p>
          </table:table-cell>
          <table:table-cell office:value-type="float" office:value="0.0007" calcext:value-type="float">
            <text:p>0.0007</text:p>
          </table:table-cell>
          <table:table-cell office:value-type="float" office:value="6.6461" calcext:value-type="float">
            <text:p>6.6461</text:p>
          </table:table-cell>
          <table:table-cell office:value-type="float" office:value="0.0012" calcext:value-type="float">
            <text:p>0.0012</text:p>
          </table:table-cell>
          <table:table-cell office:value-type="float" office:value="145.92" calcext:value-type="float">
            <text:p>145.92</text:p>
          </table:table-cell>
          <table:table-cell office:value-type="float" office:value="0.07" calcext:value-type="float">
            <text:p>0.07</text:p>
          </table:table-cell>
          <table:table-cell office:value-type="float" office:value="63.85" calcext:value-type="float">
            <text:p>63.85</text:p>
          </table:table-cell>
          <table:table-cell office:value-type="float" office:value="0.03" calcext:value-type="float">
            <text:p>0.03</text:p>
          </table:table-cell>
          <table:table-cell office:value-type="float" office:value="42.82" calcext:value-type="float">
            <text:p>42.82</text:p>
          </table:table-cell>
          <table:table-cell office:value-type="float" office:value="0.15" calcext:value-type="float">
            <text:p>0.15</text:p>
          </table:table-cell>
          <table:table-cell office:value-type="float" office:value="42.29" calcext:value-type="float">
            <text:p>42.29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4.5932" calcext:value-type="float">
            <text:p>4.5932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7726" calcext:value-type="float">
            <text:p>4.7726</text:p>
          </table:table-cell>
          <table:table-cell office:value-type="float" office:value="0.0007" calcext:value-type="float">
            <text:p>0.0007</text:p>
          </table:table-cell>
          <table:table-cell office:value-type="float" office:value="6.6417" calcext:value-type="float">
            <text:p>6.64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145.6" calcext:value-type="float">
            <text:p>145.6</text:p>
          </table:table-cell>
          <table:table-cell office:value-type="float" office:value="0.07" calcext:value-type="float">
            <text:p>0.07</text:p>
          </table:table-cell>
          <table:table-cell office:value-type="float" office:value="63.71" calcext:value-type="float">
            <text:p>63.71</text:p>
          </table:table-cell>
          <table:table-cell office:value-type="float" office:value="0.02" calcext:value-type="float">
            <text:p>0.02</text:p>
          </table:table-cell>
          <table:table-cell office:value-type="float" office:value="42.15" calcext:value-type="float">
            <text:p>42.15</text:p>
          </table:table-cell>
          <table:table-cell office:value-type="float" office:value="0.11" calcext:value-type="float">
            <text:p>0.11</text:p>
          </table:table-cell>
          <table:table-cell office:value-type="float" office:value="41.69" calcext:value-type="float">
            <text:p>41.69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4.5885" calcext:value-type="float">
            <text:p>4.5885</text:p>
          </table:table-cell>
          <table:table-cell office:value-type="float" office:value="0.0008" calcext:value-type="float">
            <text:p>0.0008</text:p>
          </table:table-cell>
          <table:table-cell office:value-type="float" office:value="4.7684" calcext:value-type="float">
            <text:p>4.76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6.6347" calcext:value-type="float">
            <text:p>6.6347</text:p>
          </table:table-cell>
          <table:table-cell office:value-type="float" office:value="0.0014" calcext:value-type="float">
            <text:p>0.0014</text:p>
          </table:table-cell>
          <table:table-cell office:value-type="float" office:value="145.17" calcext:value-type="float">
            <text:p>145.17</text:p>
          </table:table-cell>
          <table:table-cell office:value-type="float" office:value="0.08" calcext:value-type="float">
            <text:p>0.08</text:p>
          </table:table-cell>
          <table:table-cell office:value-type="float" office:value="63.591" calcext:value-type="float">
            <text:p>63.591</text:p>
          </table:table-cell>
          <table:table-cell office:value-type="float" office:value="0.012" calcext:value-type="float">
            <text:p>0.012</text:p>
          </table:table-cell>
          <table:table-cell office:value-type="float" office:value="41.37" calcext:value-type="float">
            <text:p>41.37</text:p>
          </table:table-cell>
          <table:table-cell office:value-type="float" office:value="0.06" calcext:value-type="float">
            <text:p>0.06</text:p>
          </table:table-cell>
          <table:table-cell office:value-type="float" office:value="40.98" calcext:value-type="float">
            <text:p>40.98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4.5847" calcext:value-type="float">
            <text:p>4.5847</text:p>
          </table:table-cell>
          <table:table-cell office:value-type="float" office:value="0.0006" calcext:value-type="float">
            <text:p>0.0006</text:p>
          </table:table-cell>
          <table:table-cell office:value-type="float" office:value="4.7667" calcext:value-type="float">
            <text:p>4.7667</text:p>
          </table:table-cell>
          <table:table-cell office:value-type="float" office:value="0.0006" calcext:value-type="float">
            <text:p>0.0006</text:p>
          </table:table-cell>
          <table:table-cell office:value-type="float" office:value="6.6274" calcext:value-type="float">
            <text:p>6.6274</text:p>
          </table:table-cell>
          <table:table-cell office:value-type="float" office:value="0.0011" calcext:value-type="float">
            <text:p>0.0011</text:p>
          </table:table-cell>
          <table:table-cell office:value-type="float" office:value="144.83" calcext:value-type="float">
            <text:p>144.83</text:p>
          </table:table-cell>
          <table:table-cell office:value-type="float" office:value="0.06" calcext:value-type="float">
            <text:p>0.06</text:p>
          </table:table-cell>
          <table:table-cell office:value-type="float" office:value="63.39" calcext:value-type="float">
            <text:p>63.39</text:p>
          </table:table-cell>
          <table:table-cell office:value-type="float" office:value="0.02" calcext:value-type="float">
            <text:p>0.02</text:p>
          </table:table-cell>
          <table:table-cell office:value-type="float" office:value="41.02" calcext:value-type="float">
            <text:p>41.02</text:p>
          </table:table-cell>
          <table:table-cell office:value-type="float" office:value="0.1" calcext:value-type="float">
            <text:p>0.1</text:p>
          </table:table-cell>
          <table:table-cell office:value-type="float" office:value="40.7" calcext:value-type="float">
            <text:p>40.7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.5804" calcext:value-type="float">
            <text:p>4.58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4.7637" calcext:value-type="float">
            <text:p>4.7637</text:p>
          </table:table-cell>
          <table:table-cell office:value-type="float" office:value="0.0008" calcext:value-type="float">
            <text:p>0.0008</text:p>
          </table:table-cell>
          <table:table-cell office:value-type="float" office:value="6.6225" calcext:value-type="float">
            <text:p>6.6225</text:p>
          </table:table-cell>
          <table:table-cell office:value-type="float" office:value="0.0014" calcext:value-type="float">
            <text:p>0.0014</text:p>
          </table:table-cell>
          <table:table-cell office:value-type="float" office:value="144.5" calcext:value-type="float">
            <text:p>144.5</text:p>
          </table:table-cell>
          <table:table-cell office:value-type="float" office:value="0.08" calcext:value-type="float">
            <text:p>0.08</text:p>
          </table:table-cell>
          <table:table-cell office:value-type="float" office:value="63.266" calcext:value-type="float">
            <text:p>63.266</text:p>
          </table:table-cell>
          <table:table-cell office:value-type="float" office:value="0.011" calcext:value-type="float">
            <text:p>0.011</text:p>
          </table:table-cell>
          <table:table-cell office:value-type="float" office:value="40.33" calcext:value-type="float">
            <text:p>40.33</text:p>
          </table:table-cell>
          <table:table-cell office:value-type="float" office:value="0.05" calcext:value-type="float">
            <text:p>0.05</text:p>
          </table:table-cell>
          <table:table-cell office:value-type="float" office:value="40.09" calcext:value-type="float">
            <text:p>4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.5774" calcext:value-type="float">
            <text:p>4.5774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7617" calcext:value-type="float">
            <text:p>4.76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6.6196" calcext:value-type="float">
            <text:p>6.6196</text:p>
          </table:table-cell>
          <table:table-cell office:value-type="float" office:value="0.0012" calcext:value-type="float">
            <text:p>0.0012</text:p>
          </table:table-cell>
          <table:table-cell office:value-type="float" office:value="144.28" calcext:value-type="float">
            <text:p>144.28</text:p>
          </table:table-cell>
          <table:table-cell office:value-type="float" office:value="0.07" calcext:value-type="float">
            <text:p>0.07</text:p>
          </table:table-cell>
          <table:table-cell office:value-type="float" office:value="63.151" calcext:value-type="float">
            <text:p>63.151</text:p>
          </table:table-cell>
          <table:table-cell office:value-type="float" office:value="0.011" calcext:value-type="float">
            <text:p>0.011</text:p>
          </table:table-cell>
          <table:table-cell office:value-type="float" office:value="39.67" calcext:value-type="float">
            <text:p>39.67</text:p>
          </table:table-cell>
          <table:table-cell office:value-type="float" office:value="0.06" calcext:value-type="float">
            <text:p>0.06</text:p>
          </table:table-cell>
          <table:table-cell office:value-type="float" office:value="39.49" calcext:value-type="float">
            <text:p>39.49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5755" calcext:value-type="float">
            <text:p>4.5755</text:p>
          </table:table-cell>
          <table:table-cell office:value-type="float" office:value="0.0008" calcext:value-type="float">
            <text:p>0.0008</text:p>
          </table:table-cell>
          <table:table-cell office:value-type="float" office:value="4.7603" calcext:value-type="float">
            <text:p>4.76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6.6178" calcext:value-type="float">
            <text:p>6.6178</text:p>
          </table:table-cell>
          <table:table-cell office:value-type="float" office:value="0.0014" calcext:value-type="float">
            <text:p>0.0014</text:p>
          </table:table-cell>
          <table:table-cell office:value-type="float" office:value="144.14" calcext:value-type="float">
            <text:p>144.14</text:p>
          </table:table-cell>
          <table:table-cell office:value-type="float" office:value="0.08" calcext:value-type="float">
            <text:p>0.08</text:p>
          </table:table-cell>
          <table:table-cell office:value-type="float" office:value="63.07" calcext:value-type="float">
            <text:p>63.07</text:p>
          </table:table-cell>
          <table:table-cell office:value-type="float" office:value="0.03" calcext:value-type="float">
            <text:p>0.03</text:p>
          </table:table-cell>
          <table:table-cell office:value-type="float" office:value="39.03" calcext:value-type="float">
            <text:p>39.03</text:p>
          </table:table-cell>
          <table:table-cell office:value-type="float" office:value="0.13" calcext:value-type="float">
            <text:p>0.13</text:p>
          </table:table-cell>
          <table:table-cell office:value-type="float" office:value="38.91" calcext:value-type="float">
            <text:p>38.91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4.5553" calcext:value-type="float">
            <text:p>4.5553</text:p>
          </table:table-cell>
          <table:table-cell office:value-type="float" office:value="0.0005" calcext:value-type="float">
            <text:p>0.0005</text:p>
          </table:table-cell>
          <table:table-cell office:value-type="float" office:value="4.7417" calcext:value-type="float">
            <text:p>4.74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6.5933" calcext:value-type="float">
            <text:p>6.5933</text:p>
          </table:table-cell>
          <table:table-cell office:value-type="float" office:value="0.0009" calcext:value-type="float">
            <text:p>0.0009</text:p>
          </table:table-cell>
          <table:table-cell office:value-type="float" office:value="142.42" calcext:value-type="float">
            <text:p>142.42</text:p>
          </table:table-cell>
          <table:table-cell office:value-type="float" office:value="0.05" calcext:value-type="float">
            <text:p>0.05</text:p>
          </table:table-cell>
          <table:table-cell office:value-type="float" office:value="61.98" calcext:value-type="float">
            <text:p>61.98</text:p>
          </table:table-cell>
          <table:table-cell office:value-type="float" office:value="0.02" calcext:value-type="float">
            <text:p>0.02</text:p>
          </table:table-cell>
          <table:table-cell office:value-type="float" office:value="52.31" calcext:value-type="float">
            <text:p>52.31</text:p>
          </table:table-cell>
          <table:table-cell office:value-type="float" office:value="0.11" calcext:value-type="float">
            <text:p>0.11</text:p>
          </table:table-cell>
          <table:table-cell office:value-type="float" office:value="51.73" calcext:value-type="float">
            <text:p>51.73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4.5518" calcext:value-type="float">
            <text:p>4.55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7406" calcext:value-type="float">
            <text:p>4.74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6.5866" calcext:value-type="float">
            <text:p>6.5866</text:p>
          </table:table-cell>
          <table:table-cell office:value-type="float" office:value="0.0013" calcext:value-type="float">
            <text:p>0.0013</text:p>
          </table:table-cell>
          <table:table-cell office:value-type="float" office:value="142.13" calcext:value-type="float">
            <text:p>142.13</text:p>
          </table:table-cell>
          <table:table-cell office:value-type="float" office:value="0.07" calcext:value-type="float">
            <text:p>0.07</text:p>
          </table:table-cell>
          <table:table-cell office:value-type="float" office:value="61.831" calcext:value-type="float">
            <text:p>61.831</text:p>
          </table:table-cell>
          <table:table-cell office:value-type="float" office:value="0.019" calcext:value-type="float">
            <text:p>0.019</text:p>
          </table:table-cell>
          <table:table-cell office:value-type="float" office:value="51.73" calcext:value-type="float">
            <text:p>51.73</text:p>
          </table:table-cell>
          <table:table-cell office:value-type="float" office:value="0.11" calcext:value-type="float">
            <text:p>0.11</text:p>
          </table:table-cell>
          <table:table-cell office:value-type="float" office:value="51.23" calcext:value-type="float">
            <text:p>51.23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4.5466" calcext:value-type="float">
            <text:p>4.5466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7384" calcext:value-type="float">
            <text:p>4.73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6.5807" calcext:value-type="float">
            <text:p>6.58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141.77" calcext:value-type="float">
            <text:p>141.77</text:p>
          </table:table-cell>
          <table:table-cell office:value-type="float" office:value="0.07" calcext:value-type="float">
            <text:p>0.07</text:p>
          </table:table-cell>
          <table:table-cell office:value-type="float" office:value="61.69" calcext:value-type="float">
            <text:p>61.69</text:p>
          </table:table-cell>
          <table:table-cell office:value-type="float" office:value="0.02" calcext:value-type="float">
            <text:p>0.02</text:p>
          </table:table-cell>
          <table:table-cell office:value-type="float" office:value="51.14" calcext:value-type="float">
            <text:p>51.14</text:p>
          </table:table-cell>
          <table:table-cell office:value-type="float" office:value="0.13" calcext:value-type="float">
            <text:p>0.13</text:p>
          </table:table-cell>
          <table:table-cell office:value-type="float" office:value="50.73" calcext:value-type="float">
            <text:p>50.73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4.5437" calcext:value-type="float">
            <text:p>4.5437</text:p>
          </table:table-cell>
          <table:table-cell office:value-type="float" office:value="0.0008" calcext:value-type="float">
            <text:p>0.0008</text:p>
          </table:table-cell>
          <table:table-cell office:value-type="float" office:value="4.7344" calcext:value-type="float">
            <text:p>4.7344</text:p>
          </table:table-cell>
          <table:table-cell office:value-type="float" office:value="0.0008" calcext:value-type="float">
            <text:p>0.0008</text:p>
          </table:table-cell>
          <table:table-cell office:value-type="float" office:value="6.5758" calcext:value-type="float">
            <text:p>6.5758</text:p>
          </table:table-cell>
          <table:table-cell office:value-type="float" office:value="0.0014" calcext:value-type="float">
            <text:p>0.0014</text:p>
          </table:table-cell>
          <table:table-cell office:value-type="float" office:value="141.46" calcext:value-type="float">
            <text:p>141.46</text:p>
          </table:table-cell>
          <table:table-cell office:value-type="float" office:value="0.08" calcext:value-type="float">
            <text:p>0.08</text:p>
          </table:table-cell>
          <table:table-cell office:value-type="float" office:value="61.54" calcext:value-type="float">
            <text:p>61.54</text:p>
          </table:table-cell>
          <table:table-cell office:value-type="float" office:value="0.02" calcext:value-type="float">
            <text:p>0.02</text:p>
          </table:table-cell>
          <table:table-cell office:value-type="float" office:value="50.61" calcext:value-type="float">
            <text:p>50.61</text:p>
          </table:table-cell>
          <table:table-cell office:value-type="float" office:value="0.13" calcext:value-type="float">
            <text:p>0.13</text:p>
          </table:table-cell>
          <table:table-cell office:value-type="float" office:value="50.28" calcext:value-type="float">
            <text:p>50.28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.5392" calcext:value-type="float">
            <text:p>4.5392</text:p>
          </table:table-cell>
          <table:table-cell office:value-type="float" office:value="0.0008" calcext:value-type="float">
            <text:p>0.0008</text:p>
          </table:table-cell>
          <table:table-cell office:value-type="float" office:value="4.7332" calcext:value-type="float">
            <text:p>4.7332</text:p>
          </table:table-cell>
          <table:table-cell office:value-type="float" office:value="0.0008" calcext:value-type="float">
            <text:p>0.0008</text:p>
          </table:table-cell>
          <table:table-cell office:value-type="float" office:value="6.5719" calcext:value-type="float">
            <text:p>6.5719</text:p>
          </table:table-cell>
          <table:table-cell office:value-type="float" office:value="0.0014" calcext:value-type="float">
            <text:p>0.0014</text:p>
          </table:table-cell>
          <table:table-cell office:value-type="float" office:value="141.19" calcext:value-type="float">
            <text:p>141.19</text:p>
          </table:table-cell>
          <table:table-cell office:value-type="float" office:value="0.08" calcext:value-type="float">
            <text:p>0.08</text:p>
          </table:table-cell>
          <table:table-cell office:value-type="float" office:value="61.39" calcext:value-type="float">
            <text:p>61.39</text:p>
          </table:table-cell>
          <table:table-cell office:value-type="float" office:value="0.04" calcext:value-type="float">
            <text:p>0.04</text:p>
          </table:table-cell>
          <table:table-cell office:value-type="float" office:value="50.2" calcext:value-type="float">
            <text:p>50.2</text:p>
          </table:table-cell>
          <table:table-cell office:value-type="float" office:value="0.2" calcext:value-type="float">
            <text:p>0.2</text:p>
          </table:table-cell>
          <table:table-cell office:value-type="float" office:value="49.9" calcext:value-type="float">
            <text:p>49.9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.536" calcext:value-type="float">
            <text:p>4.536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7317" calcext:value-type="float">
            <text:p>4.73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6.5682" calcext:value-type="float">
            <text:p>6.5682</text:p>
          </table:table-cell>
          <table:table-cell office:value-type="float" office:value="0.0013" calcext:value-type="float">
            <text:p>0.0013</text:p>
          </table:table-cell>
          <table:table-cell office:value-type="float" office:value="140.97" calcext:value-type="float">
            <text:p>140.97</text:p>
          </table:table-cell>
          <table:table-cell office:value-type="float" office:value="0.07" calcext:value-type="float">
            <text:p>0.07</text:p>
          </table:table-cell>
          <table:table-cell office:value-type="float" office:value="61.3" calcext:value-type="float">
            <text:p>61.3</text:p>
          </table:table-cell>
          <table:table-cell office:value-type="float" office:value="0.04" calcext:value-type="float">
            <text:p>0.04</text:p>
          </table:table-cell>
          <table:table-cell office:value-type="float" office:value="49.4" calcext:value-type="float">
            <text:p>49.4</text:p>
          </table:table-cell>
          <table:table-cell office:value-type="float" office:value="0.2" calcext:value-type="float">
            <text:p>0.2</text:p>
          </table:table-cell>
          <table:table-cell office:value-type="float" office:value="49.2" calcext:value-type="float">
            <text:p>49.2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5335" calcext:value-type="float">
            <text:p>4.5335</text:p>
          </table:table-cell>
          <table:table-cell office:value-type="float" office:value="0.0006" calcext:value-type="float">
            <text:p>0.0006</text:p>
          </table:table-cell>
          <table:table-cell office:value-type="float" office:value="4.7295" calcext:value-type="float">
            <text:p>4.7295</text:p>
          </table:table-cell>
          <table:table-cell office:value-type="float" office:value="0.0006" calcext:value-type="float">
            <text:p>0.0006</text:p>
          </table:table-cell>
          <table:table-cell office:value-type="float" office:value="6.5681" calcext:value-type="float">
            <text:p>6.5681</text:p>
          </table:table-cell>
          <table:table-cell office:value-type="float" office:value="0.001" calcext:value-type="float">
            <text:p>0.001</text:p>
          </table:table-cell>
          <table:table-cell office:value-type="float" office:value="140.82" calcext:value-type="float">
            <text:p>140.82</text:p>
          </table:table-cell>
          <table:table-cell office:value-type="float" office:value="0.05" calcext:value-type="float">
            <text:p>0.05</text:p>
          </table:table-cell>
          <table:table-cell office:value-type="float" office:value="61.24" calcext:value-type="float">
            <text:p>61.24</text:p>
          </table:table-cell>
          <table:table-cell office:value-type="float" office:value="0.03" calcext:value-type="float">
            <text:p>0.03</text:p>
          </table:table-cell>
          <table:table-cell office:value-type="float" office:value="48.71" calcext:value-type="float">
            <text:p>48.71</text:p>
          </table:table-cell>
          <table:table-cell office:value-type="float" office:value="0.15" calcext:value-type="float">
            <text:p>0.15</text:p>
          </table:table-cell>
          <table:table-cell office:value-type="float" office:value="48.62" calcext:value-type="float">
            <text:p>48.62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4.5188" calcext:value-type="float">
            <text:p>4.5188</text:p>
          </table:table-cell>
          <table:table-cell office:value-type="float" office:value="0.0011" calcext:value-type="float">
            <text:p>0.0011</text:p>
          </table:table-cell>
          <table:table-cell office:value-type="float" office:value="4.7133" calcext:value-type="float">
            <text:p>4.71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6.5419" calcext:value-type="float">
            <text:p>6.5419</text:p>
          </table:table-cell>
          <table:table-cell office:value-type="float" office:value="0.0018" calcext:value-type="float">
            <text:p>0.0018</text:p>
          </table:table-cell>
          <table:table-cell office:value-type="float" office:value="139.33" calcext:value-type="float">
            <text:p>139.33</text:p>
          </table:table-cell>
          <table:table-cell office:value-type="float" office:value="0.11" calcext:value-type="float">
            <text:p>0.11</text:p>
          </table:table-cell>
          <table:table-cell office:value-type="float" office:value="60.26" calcext:value-type="float">
            <text:p>60.26</text:p>
          </table:table-cell>
          <table:table-cell office:value-type="float" office:value="0.02" calcext:value-type="float">
            <text:p>0.02</text:p>
          </table:table-cell>
          <table:table-cell office:value-type="float" office:value="62.2" calcext:value-type="float">
            <text:p>62.2</text:p>
          </table:table-cell>
          <table:table-cell office:value-type="float" office:value="0.13" calcext:value-type="float">
            <text:p>0.13</text:p>
          </table:table-cell>
          <table:table-cell office:value-type="float" office:value="61.61" calcext:value-type="float">
            <text:p>61.61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4.5108" calcext:value-type="float">
            <text:p>4.51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4.7098" calcext:value-type="float">
            <text:p>4.7098</text:p>
          </table:table-cell>
          <table:table-cell office:value-type="float" office:value="0.0012" calcext:value-type="float">
            <text:p>0.0012</text:p>
          </table:table-cell>
          <table:table-cell office:value-type="float" office:value="6.533" calcext:value-type="float">
            <text:p>6.533</text:p>
          </table:table-cell>
          <table:table-cell office:value-type="float" office:value="0.002" calcext:value-type="float">
            <text:p>0.002</text:p>
          </table:table-cell>
          <table:table-cell office:value-type="float" office:value="138.79" calcext:value-type="float">
            <text:p>138.79</text:p>
          </table:table-cell>
          <table:table-cell office:value-type="float" office:value="0.11" calcext:value-type="float">
            <text:p>0.11</text:p>
          </table:table-cell>
          <table:table-cell office:value-type="float" office:value="59.98" calcext:value-type="float">
            <text:p>59.98</text:p>
          </table:table-cell>
          <table:table-cell office:value-type="float" office:value="0.03" calcext:value-type="float">
            <text:p>0.03</text:p>
          </table:table-cell>
          <table:table-cell office:value-type="float" office:value="62.6" calcext:value-type="float">
            <text:p>62.6</text:p>
          </table:table-cell>
          <table:table-cell office:value-type="float" office:value="0.2" calcext:value-type="float">
            <text:p>0.2</text:p>
          </table:table-cell>
          <table:table-cell office:value-type="float" office:value="62.1" calcext:value-type="float">
            <text:p>62.1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4.506" calcext:value-type="float">
            <text:p>4.5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4.7087" calcext:value-type="float">
            <text:p>4.7087</text:p>
          </table:table-cell>
          <table:table-cell office:value-type="float" office:value="0.0009" calcext:value-type="float">
            <text:p>0.0009</text:p>
          </table:table-cell>
          <table:table-cell office:value-type="float" office:value="6.5256" calcext:value-type="float">
            <text:p>6.5256</text:p>
          </table:table-cell>
          <table:table-cell office:value-type="float" office:value="0.0016" calcext:value-type="float">
            <text:p>0.0016</text:p>
          </table:table-cell>
          <table:table-cell office:value-type="float" office:value="138.45" calcext:value-type="float">
            <text:p>138.45</text:p>
          </table:table-cell>
          <table:table-cell office:value-type="float" office:value="0.09" calcext:value-type="float">
            <text:p>0.09</text:p>
          </table:table-cell>
          <table:table-cell office:value-type="float" office:value="59.78" calcext:value-type="float">
            <text:p>59.78</text:p>
          </table:table-cell>
          <table:table-cell office:value-type="float" office:value="0.06" calcext:value-type="float">
            <text:p>0.06</text:p>
          </table:table-cell>
          <table:table-cell office:value-type="float" office:value="62.4" calcext:value-type="float">
            <text:p>62.4</text:p>
          </table:table-cell>
          <table:table-cell office:value-type="float" office:value="0.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4.5023" calcext:value-type="float">
            <text:p>4.50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4.7042" calcext:value-type="float">
            <text:p>4.7042</text:p>
          </table:table-cell>
          <table:table-cell office:value-type="float" office:value="0.0014" calcext:value-type="float">
            <text:p>0.0014</text:p>
          </table:table-cell>
          <table:table-cell office:value-type="float" office:value="6.522" calcext:value-type="float">
            <text:p>6.522</text:p>
          </table:table-cell>
          <table:table-cell office:value-type="float" office:value="0.002" calcext:value-type="float">
            <text:p>0.002</text:p>
          </table:table-cell>
          <table:table-cell office:value-type="float" office:value="138.13" calcext:value-type="float">
            <text:p>138.13</text:p>
          </table:table-cell>
          <table:table-cell office:value-type="float" office:value="0.13" calcext:value-type="float">
            <text:p>0.13</text:p>
          </table:table-cell>
          <table:table-cell office:value-type="float" office:value="59.66" calcext:value-type="float">
            <text:p>59.66</text:p>
          </table:table-cell>
          <table:table-cell office:value-type="float" office:value="0.05" calcext:value-type="float">
            <text:p>0.05</text:p>
          </table:table-cell>
          <table:table-cell office:value-type="float" office:value="61.8" calcext:value-type="float">
            <text:p>61.8</text:p>
          </table:table-cell>
          <table:table-cell office:value-type="float" office:value="0.3" calcext:value-type="float">
            <text:p>0.3</text:p>
          </table:table-cell>
          <table:table-cell office:value-type="float" office:value="61.6" calcext:value-type="float">
            <text:p>61.6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.4974" calcext:value-type="float">
            <text:p>4.4974</text:p>
          </table:table-cell>
          <table:table-cell office:value-type="float" office:value="0.0019" calcext:value-type="float">
            <text:p>0.0019</text:p>
          </table:table-cell>
          <table:table-cell office:value-type="float" office:value="4.7025" calcext:value-type="float">
            <text:p>4.7025</text:p>
          </table:table-cell>
          <table:table-cell office:value-type="float" office:value="0.0019" calcext:value-type="float">
            <text:p>0.0019</text:p>
          </table:table-cell>
          <table:table-cell office:value-type="float" office:value="6.515" calcext:value-type="float">
            <text:p>6.515</text:p>
          </table:table-cell>
          <table:table-cell office:value-type="float" office:value="0.003" calcext:value-type="float">
            <text:p>0.003</text:p>
          </table:table-cell>
          <table:table-cell office:value-type="float" office:value="137.8" calcext:value-type="float">
            <text:p>137.8</text:p>
          </table:table-cell>
          <table:table-cell office:value-type="float" office:value="0.19" calcext:value-type="float">
            <text:p>0.19</text:p>
          </table:table-cell>
          <table:table-cell office:value-type="float" office:value="59.5" calcext:value-type="float">
            <text:p>59.5</text:p>
          </table:table-cell>
          <table:table-cell office:value-type="float" office:value="0.05" calcext:value-type="float">
            <text:p>0.05</text:p>
          </table:table-cell>
          <table:table-cell office:value-type="float" office:value="61.5" calcext:value-type="float">
            <text:p>61.5</text:p>
          </table:table-cell>
          <table:table-cell office:value-type="float" office:value="0.3" calcext:value-type="float">
            <text:p>0.3</text:p>
          </table:table-cell>
          <table:table-cell office:value-type="float" office:value="61.4" calcext:value-type="float">
            <text:p>61.4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.4946" calcext:value-type="float">
            <text:p>4.4946</text:p>
          </table:table-cell>
          <table:table-cell office:value-type="float" office:value="0.0017" calcext:value-type="float">
            <text:p>0.0017</text:p>
          </table:table-cell>
          <table:table-cell office:value-type="float" office:value="4.7012" calcext:value-type="float">
            <text:p>4.7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6.511" calcext:value-type="float">
            <text:p>6.511</text:p>
          </table:table-cell>
          <table:table-cell office:value-type="float" office:value="0.003" calcext:value-type="float">
            <text:p>0.003</text:p>
          </table:table-cell>
          <table:table-cell office:value-type="float" office:value="137.57" calcext:value-type="float">
            <text:p>137.57</text:p>
          </table:table-cell>
          <table:table-cell office:value-type="float" office:value="0.17" calcext:value-type="float">
            <text:p>0.17</text:p>
          </table:table-cell>
          <table:table-cell office:value-type="float" office:value="59.4" calcext:value-type="float">
            <text:p>59.4</text:p>
          </table:table-cell>
          <table:table-cell office:value-type="float" office:value="0.05" calcext:value-type="float">
            <text:p>0.05</text:p>
          </table:table-cell>
          <table:table-cell office:value-type="float" office:value="60.9" calcext:value-type="float">
            <text:p>60.9</text:p>
          </table:table-cell>
          <table:table-cell office:value-type="float" office:value="0.4" calcext:value-type="float">
            <text:p>0.4</text:p>
          </table:table-cell>
          <table:table-cell office:value-type="float" office:value="60.8" calcext:value-type="float">
            <text:p>60.8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4931" calcext:value-type="float">
            <text:p>4.4931</text:p>
          </table:table-cell>
          <table:table-cell office:value-type="float" office:value="0.0017" calcext:value-type="float">
            <text:p>0.0017</text:p>
          </table:table-cell>
          <table:table-cell office:value-type="float" office:value="4.6996" calcext:value-type="float">
            <text:p>4.6996</text:p>
          </table:table-cell>
          <table:table-cell office:value-type="float" office:value="0.0017" calcext:value-type="float">
            <text:p>0.0017</text:p>
          </table:table-cell>
          <table:table-cell office:value-type="float" office:value="6.506" calcext:value-type="float">
            <text:p>6.506</text:p>
          </table:table-cell>
          <table:table-cell office:value-type="float" office:value="0.003" calcext:value-type="float">
            <text:p>0.003</text:p>
          </table:table-cell>
          <table:table-cell office:value-type="float" office:value="137.38" calcext:value-type="float">
            <text:p>137.38</text:p>
          </table:table-cell>
          <table:table-cell office:value-type="float" office:value="0.16" calcext:value-type="float">
            <text:p>0.16</text:p>
          </table:table-cell>
          <table:table-cell office:value-type="float" office:value="59.29" calcext:value-type="float">
            <text:p>59.29</text:p>
          </table:table-cell>
          <table:table-cell office:value-type="float" office:value="0.05" calcext:value-type="float">
            <text:p>0.05</text:p>
          </table:table-cell>
          <table:table-cell office:value-type="float" office:value="60.6" calcext:value-type="float">
            <text:p>60.6</text:p>
          </table:table-cell>
          <table:table-cell office:value-type="float" office:value="0.4" calcext:value-type="float">
            <text:p>0.4</text:p>
          </table:table-cell>
          <table:table-cell office:value-type="float" office:value="60.6" calcext:value-type="float">
            <text:p>60.6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# Laser-Heated DA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4.52416" calcext:value-type="float">
            <text:p>4.52416</text:p>
          </table:table-cell>
          <table:table-cell office:value-type="float" office:value="0.0019" calcext:value-type="float">
            <text:p>0.0019</text:p>
          </table:table-cell>
          <table:table-cell office:value-type="float" office:value="4.7204" calcext:value-type="float">
            <text:p>4.72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6.5521" calcext:value-type="float">
            <text:p>6.5521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9.93" calcext:value-type="float">
            <text:p>139.93</text:p>
          </table:table-cell>
          <table:table-cell office:value-type="float" office:value="0.02" calcext:value-type="float">
            <text:p>0.02</text:p>
          </table:table-cell>
          <table:table-cell office:value-type="float" office:value="60.63" calcext:value-type="float">
            <text:p>60.63</text:p>
          </table:table-cell>
          <table:table-cell office:value-type="float" office:value="0.03" calcext:value-type="float">
            <text:p>0.03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59.4" calcext:value-type="float">
            <text:p>59.4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5158" calcext:value-type="float">
            <text:p>4.5158</text:p>
          </table:table-cell>
          <table:table-cell office:value-type="float" office:value="0.0003" calcext:value-type="float">
            <text:p>0.0003</text:p>
          </table:table-cell>
          <table:table-cell office:value-type="float" office:value="4.7185" calcext:value-type="float">
            <text:p>4.7185</text:p>
          </table:table-cell>
          <table:table-cell office:value-type="float" office:value="0.0003" calcext:value-type="float">
            <text:p>0.0003</text:p>
          </table:table-cell>
          <table:table-cell office:value-type="float" office:value="6.5424" calcext:value-type="float">
            <text:p>6.5424</text:p>
          </table:table-cell>
          <table:table-cell office:value-type="float" office:value="0.0005" calcext:value-type="float">
            <text:p>0.0005</text:p>
          </table:table-cell>
          <table:table-cell office:value-type="float" office:value="139.41" calcext:value-type="float">
            <text:p>139.41</text:p>
          </table:table-cell>
          <table:table-cell office:value-type="float" office:value="0.03" calcext:value-type="float">
            <text:p>0.03</text:p>
          </table:table-cell>
          <table:table-cell office:value-type="float" office:value="60.37" calcext:value-type="float">
            <text:p>60.37</text:p>
          </table:table-cell>
          <table:table-cell office:value-type="float" office:value="0.04" calcext:value-type="float">
            <text:p>0.04</text:p>
          </table:table-cell>
          <table:table-cell office:value-type="float" office:value="53.8" calcext:value-type="float">
            <text:p>53.8</text:p>
          </table:table-cell>
          <table:table-cell office:value-type="float" office:value="0.2" calcext:value-type="float">
            <text:p>0.2</text:p>
          </table:table-cell>
          <table:table-cell office:value-type="float" office:value="53.7" calcext:value-type="float">
            <text:p>53.7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980" calcext:value-type="float">
            <text:p>1980</text:p>
          </table:table-cell>
          <table:table-cell office:value-type="float" office:value="30" calcext:value-type="float">
            <text:p>30</text:p>
          </table:table-cell>
          <table:table-cell office:value-type="float" office:value="4.5379" calcext:value-type="float">
            <text:p>4.5379</text:p>
          </table:table-cell>
          <table:table-cell office:value-type="float" office:value="0.0002" calcext:value-type="float">
            <text:p>0.0002</text:p>
          </table:table-cell>
          <table:table-cell office:value-type="float" office:value="4.7277" calcext:value-type="float">
            <text:p>4.7277</text:p>
          </table:table-cell>
          <table:table-cell office:value-type="float" office:value="0.0003" calcext:value-type="float">
            <text:p>0.0003</text:p>
          </table:table-cell>
          <table:table-cell office:value-type="float" office:value="6.5674" calcext:value-type="float">
            <text:p>6.5674</text:p>
          </table:table-cell>
          <table:table-cell office:value-type="float" office:value="0.0004" calcext:value-type="float">
            <text:p>0.0004</text:p>
          </table:table-cell>
          <table:table-cell office:value-type="float" office:value="140.9" calcext:value-type="float">
            <text:p>140.9</text:p>
          </table:table-cell>
          <table:table-cell office:value-type="float" office:value="0.02" calcext:value-type="float">
            <text:p>0.02</text:p>
          </table:table-cell>
          <table:table-cell office:value-type="float" office:value="61.06" calcext:value-type="float">
            <text:p>61.06</text:p>
          </table:table-cell>
          <table:table-cell office:value-type="float" office:value="0.05" calcext:value-type="float">
            <text:p>0.05</text:p>
          </table:table-cell>
          <table:table-cell office:value-type="float" office:value="60.8" calcext:value-type="float">
            <text:p>60.8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5258" calcext:value-type="float">
            <text:p>4.5258</text:p>
          </table:table-cell>
          <table:table-cell office:value-type="float" office:value="0.0004" calcext:value-type="float">
            <text:p>0.0004</text:p>
          </table:table-cell>
          <table:table-cell office:value-type="float" office:value="4.7244" calcext:value-type="float">
            <text:p>4.7244</text:p>
          </table:table-cell>
          <table:table-cell office:value-type="float" office:value="0.0004" calcext:value-type="float">
            <text:p>0.0004</text:p>
          </table:table-cell>
          <table:table-cell office:value-type="float" office:value="6.5528" calcext:value-type="float">
            <text:p>6.5528</text:p>
          </table:table-cell>
          <table:table-cell office:value-type="float" office:value="0.0007" calcext:value-type="float">
            <text:p>0.0007</text:p>
          </table:table-cell>
          <table:table-cell office:value-type="float" office:value="140.11" calcext:value-type="float">
            <text:p>140.11</text:p>
          </table:table-cell>
          <table:table-cell office:value-type="float" office:value="0.04" calcext:value-type="float">
            <text:p>0.04</text:p>
          </table:table-cell>
          <table:table-cell office:value-type="float" office:value="60.72" calcext:value-type="float">
            <text:p>60.72</text:p>
          </table:table-cell>
          <table:table-cell office:value-type="float" office:value="0.05" calcext:value-type="float">
            <text:p>0.05</text:p>
          </table:table-cell>
          <table:table-cell office:value-type="float" office:value="51.7" calcext:value-type="float">
            <text:p>51.7</text:p>
          </table:table-cell>
          <table:table-cell office:value-type="float" office:value="0.3" calcext:value-type="float">
            <text:p>0.3</text:p>
          </table:table-cell>
          <table:table-cell office:value-type="float" office:value="51.7" calcext:value-type="float">
            <text:p>51.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4.4892" calcext:value-type="float">
            <text:p>4.4892</text:p>
          </table:table-cell>
          <table:table-cell office:value-type="float" office:value="0.0002" calcext:value-type="float">
            <text:p>0.0002</text:p>
          </table:table-cell>
          <table:table-cell office:value-type="float" office:value="4.6958" calcext:value-type="float">
            <text:p>4.6958</text:p>
          </table:table-cell>
          <table:table-cell office:value-type="float" office:value="0.0002" calcext:value-type="float">
            <text:p>0.0002</text:p>
          </table:table-cell>
          <table:table-cell office:value-type="float" office:value="6.5101" calcext:value-type="float">
            <text:p>6.51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37.23" calcext:value-type="float">
            <text:p>137.23</text:p>
          </table:table-cell>
          <table:table-cell office:value-type="float" office:value="0.02" calcext:value-type="float">
            <text:p>0.02</text:p>
          </table:table-cell>
          <table:table-cell office:value-type="float" office:value="59.208" calcext:value-type="float">
            <text:p>59.208</text:p>
          </table:table-cell>
          <table:table-cell office:value-type="float" office:value="0.015" calcext:value-type="float">
            <text:p>0.015</text:p>
          </table:table-cell>
          <table:table-cell office:value-type="float" office:value="68.9" calcext:value-type="float">
            <text:p>68.9</text:p>
          </table:table-cell>
          <table:table-cell office:value-type="float" office:value="0.2" calcext:value-type="float">
            <text:p>0.2</text:p>
          </table:table-cell>
          <table:table-cell office:value-type="float" office:value="68.4" calcext:value-type="float">
            <text:p>68.4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4885" calcext:value-type="float">
            <text:p>4.4885</text:p>
          </table:table-cell>
          <table:table-cell office:value-type="float" office:value="0.0004" calcext:value-type="float">
            <text:p>0.0004</text:p>
          </table:table-cell>
          <table:table-cell office:value-type="float" office:value="4.6992" calcext:value-type="float">
            <text:p>4.6992</text:p>
          </table:table-cell>
          <table:table-cell office:value-type="float" office:value="0.0004" calcext:value-type="float">
            <text:p>0.0004</text:p>
          </table:table-cell>
          <table:table-cell office:value-type="float" office:value="6.5104" calcext:value-type="float">
            <text:p>6.51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137.32" calcext:value-type="float">
            <text:p>137.32</text:p>
          </table:table-cell>
          <table:table-cell office:value-type="float" office:value="0.04" calcext:value-type="float">
            <text:p>0.04</text:p>
          </table:table-cell>
          <table:table-cell office:value-type="float" office:value="59.281" calcext:value-type="float">
            <text:p>59.281</text:p>
          </table:table-cell>
          <table:table-cell office:value-type="float" office:value="0.011" calcext:value-type="float">
            <text:p>0.011</text:p>
          </table:table-cell>
          <table:table-cell office:value-type="float" office:value="60.63" calcext:value-type="float">
            <text:p>60.63</text:p>
          </table:table-cell>
          <table:table-cell office:value-type="float" office:value="0.08" calcext:value-type="float">
            <text:p>0.08</text:p>
          </table:table-cell>
          <table:table-cell office:value-type="float" office:value="60.65" calcext:value-type="float">
            <text:p>60.65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4.4075" calcext:value-type="float">
            <text:p>4.4075</text:p>
          </table:table-cell>
          <table:table-cell office:value-type="float" office:value="0.001" calcext:value-type="float">
            <text:p>0.001</text:p>
          </table:table-cell>
          <table:table-cell office:value-type="float" office:value="4.6422" calcext:value-type="float">
            <text:p>4.6422</text:p>
          </table:table-cell>
          <table:table-cell office:value-type="float" office:value="0.001" calcext:value-type="float">
            <text:p>0.001</text:p>
          </table:table-cell>
          <table:table-cell office:value-type="float" office:value="6.4097" calcext:value-type="float">
            <text:p>6.4097</text:p>
          </table:table-cell>
          <table:table-cell office:value-type="float" office:value="0.0016" calcext:value-type="float">
            <text:p>0.0016</text:p>
          </table:table-cell>
          <table:table-cell office:value-type="float" office:value="131.15" calcext:value-type="float">
            <text:p>131.15</text:p>
          </table:table-cell>
          <table:table-cell office:value-type="float" office:value="0.09" calcext:value-type="float">
            <text:p>0.09</text:p>
          </table:table-cell>
          <table:table-cell office:value-type="float" office:value="55.92" calcext:value-type="float">
            <text:p>55.92</text:p>
          </table:table-cell>
          <table:table-cell office:value-type="float" office:value="0.02" calcext:value-type="float">
            <text:p>0.02</text:p>
          </table:table-cell>
          <table:table-cell office:value-type="float" office:value="93.7" calcext:value-type="float">
            <text:p>93.7</text:p>
          </table:table-cell>
          <table:table-cell office:value-type="float" office:value="0.3" calcext:value-type="float">
            <text:p>0.3</text:p>
          </table:table-cell>
          <table:table-cell office:value-type="float" office:value="93.4" calcext:value-type="float">
            <text:p>93.4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1900" calcext:value-type="float">
            <text:p>1900</text:p>
          </table:table-cell>
          <table:table-cell office:value-type="float" office:value="30" calcext:value-type="float">
            <text:p>30</text:p>
          </table:table-cell>
          <table:table-cell office:value-type="float" office:value="4.43978" calcext:value-type="float">
            <text:p>4.43978</text:p>
          </table:table-cell>
          <table:table-cell office:value-type="float" office:value="0.0019" calcext:value-type="float">
            <text:p>0.0019</text:p>
          </table:table-cell>
          <table:table-cell office:value-type="float" office:value="4.6596" calcext:value-type="float">
            <text:p>4.65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6.4487" calcext:value-type="float">
            <text:p>6.4487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3.408" calcext:value-type="float">
            <text:p>133.408</text:p>
          </table:table-cell>
          <table:table-cell office:value-type="float" office:value="0.19" calcext:value-type="float">
            <text:p>0.19</text:p>
          </table:table-cell>
          <table:table-cell office:value-type="float" office:value="57.21" calcext:value-type="float">
            <text:p>57.21</text:p>
          </table:table-cell>
          <table:table-cell office:value-type="float" office:value="0.02" calcext:value-type="float">
            <text:p>0.02</text:p>
          </table:table-cell>
          <table:table-cell office:value-type="float" office:value="86.2" calcext:value-type="float">
            <text:p>86.2</text:p>
          </table:table-cell>
          <table:table-cell office:value-type="float" office:value="0.4" calcext:value-type="float">
            <text:p>0.4</text:p>
          </table:table-cell>
          <table:table-cell office:value-type="float" office:value="85.5" calcext:value-type="float">
            <text:p>85.5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4.4376" calcext:value-type="float">
            <text:p>4.4376</text:p>
          </table:table-cell>
          <table:table-cell office:value-type="float" office:value="0.0002" calcext:value-type="float">
            <text:p>0.0002</text:p>
          </table:table-cell>
          <table:table-cell office:value-type="float" office:value="4.6595" calcext:value-type="float">
            <text:p>4.65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6.4456" calcext:value-type="float">
            <text:p>6.4456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3.27" calcext:value-type="float">
            <text:p>133.27</text:p>
          </table:table-cell>
          <table:table-cell office:value-type="float" office:value="0.02" calcext:value-type="float">
            <text:p>0.02</text:p>
          </table:table-cell>
          <table:table-cell office:value-type="float" office:value="57.12" calcext:value-type="float">
            <text:p>57.12</text:p>
          </table:table-cell>
          <table:table-cell office:value-type="float" office:value="0.02" calcext:value-type="float">
            <text:p>0.02</text:p>
          </table:table-cell>
          <table:table-cell office:value-type="float" office:value="83.9" calcext:value-type="float">
            <text:p>83.9</text:p>
          </table:table-cell>
          <table:table-cell office:value-type="float" office:value="0.3" calcext:value-type="float">
            <text:p>0.3</text:p>
          </table:table-cell>
          <table:table-cell office:value-type="float" office:value="83.5" calcext:value-type="float">
            <text:p>83.5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4364" calcext:value-type="float">
            <text:p>4.4364</text:p>
          </table:table-cell>
          <table:table-cell office:value-type="float" office:value="0.0003" calcext:value-type="float">
            <text:p>0.0003</text:p>
          </table:table-cell>
          <table:table-cell office:value-type="float" office:value="4.6619" calcext:value-type="float">
            <text:p>4.6619</text:p>
          </table:table-cell>
          <table:table-cell office:value-type="float" office:value="0.0003" calcext:value-type="float">
            <text:p>0.0003</text:p>
          </table:table-cell>
          <table:table-cell office:value-type="float" office:value="6.4443" calcext:value-type="float">
            <text:p>6.4443</text:p>
          </table:table-cell>
          <table:table-cell office:value-type="float" office:value="0.0006" calcext:value-type="float">
            <text:p>0.0006</text:p>
          </table:table-cell>
          <table:table-cell office:value-type="float" office:value="133.28" calcext:value-type="float">
            <text:p>133.28</text:p>
          </table:table-cell>
          <table:table-cell office:value-type="float" office:value="0.03" calcext:value-type="float">
            <text:p>0.03</text:p>
          </table:table-cell>
          <table:table-cell office:value-type="float" office:value="57.1" calcext:value-type="float">
            <text:p>57.1</text:p>
          </table:table-cell>
          <table:table-cell office:value-type="float" office:value="0.02" calcext:value-type="float">
            <text:p>0.02</text:p>
          </table:table-cell>
          <table:table-cell office:value-type="float" office:value="76.11" calcext:value-type="float">
            <text:p>76.11</text:p>
          </table:table-cell>
          <table:table-cell office:value-type="float" office:value="0.14" calcext:value-type="float">
            <text:p>0.14</text:p>
          </table:table-cell>
          <table:table-cell office:value-type="float" office:value="76.37" calcext:value-type="float">
            <text:p>76.37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4.3675" calcext:value-type="float">
            <text:p>4.3675</text:p>
          </table:table-cell>
          <table:table-cell office:value-type="float" office:value="0.0005" calcext:value-type="float">
            <text:p>0.0005</text:p>
          </table:table-cell>
          <table:table-cell office:value-type="float" office:value="4.6114" calcext:value-type="float">
            <text:p>4.6114</text:p>
          </table:table-cell>
          <table:table-cell office:value-type="float" office:value="0.0006" calcext:value-type="float">
            <text:p>0.0006</text:p>
          </table:table-cell>
          <table:table-cell office:value-type="float" office:value="6.3626" calcext:value-type="float">
            <text:p>6.3626</text:p>
          </table:table-cell>
          <table:table-cell office:value-type="float" office:value="0.0007" calcext:value-type="float">
            <text:p>0.0007</text:p>
          </table:table-cell>
          <table:table-cell office:value-type="float" office:value="128.14" calcext:value-type="float">
            <text:p>128.14</text:p>
          </table:table-cell>
          <table:table-cell office:value-type="float" office:value="0.05" calcext:value-type="float">
            <text:p>0.05</text:p>
          </table:table-cell>
          <table:table-cell office:value-type="float" office:value="54.568" calcext:value-type="float">
            <text:p>54.568</text:p>
          </table:table-cell>
          <table:table-cell office:value-type="float" office:value="0.008" calcext:value-type="float">
            <text:p>0.008</text:p>
          </table:table-cell>
          <table:table-cell office:value-type="float" office:value="108.5" calcext:value-type="float">
            <text:p>108.5</text:p>
          </table:table-cell>
          <table:table-cell office:value-type="float" office:value="0.5" calcext:value-type="float">
            <text:p>0.5</text:p>
          </table:table-cell>
          <table:table-cell office:value-type="float" office:value="108.3" calcext:value-type="float">
            <text:p>108.3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1550" calcext:value-type="float">
            <text:p>1550</text:p>
          </table:table-cell>
          <table:table-cell office:value-type="float" office:value="50" calcext:value-type="float">
            <text:p>50</text:p>
          </table:table-cell>
          <table:table-cell office:value-type="float" office:value="4.3674" calcext:value-type="float">
            <text:p>4.3674</text:p>
          </table:table-cell>
          <table:table-cell office:value-type="float" office:value="0.0004" calcext:value-type="float">
            <text:p>0.0004</text:p>
          </table:table-cell>
          <table:table-cell office:value-type="float" office:value="4.6118" calcext:value-type="float">
            <text:p>4.61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6.3619" calcext:value-type="float">
            <text:p>6.36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128.14" calcext:value-type="float">
            <text:p>128.14</text:p>
          </table:table-cell>
          <table:table-cell office:value-type="float" office:value="0.04" calcext:value-type="float">
            <text:p>0.04</text:p>
          </table:table-cell>
          <table:table-cell office:value-type="float" office:value="54.569" calcext:value-type="float">
            <text:p>54.569</text:p>
          </table:table-cell>
          <table:table-cell office:value-type="float" office:value="0.004" calcext:value-type="float">
            <text:p>0.004</text:p>
          </table:table-cell>
          <table:table-cell office:value-type="float" office:value="106.1" calcext:value-type="float">
            <text:p>106.1</text:p>
          </table:table-cell>
          <table:table-cell office:value-type="float" office:value="0.4" calcext:value-type="float">
            <text:p>0.4</text:p>
          </table:table-cell>
          <table:table-cell office:value-type="float" office:value="106.1" calcext:value-type="float">
            <text:p>106.1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3656" calcext:value-type="float">
            <text:p>4.3656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6143" calcext:value-type="float">
            <text:p>4.6143</text:p>
          </table:table-cell>
          <table:table-cell office:value-type="float" office:value="0.0006" calcext:value-type="float">
            <text:p>0.0006</text:p>
          </table:table-cell>
          <table:table-cell office:value-type="float" office:value="6.3589" calcext:value-type="float">
            <text:p>6.3589</text:p>
          </table:table-cell>
          <table:table-cell office:value-type="float" office:value="0.0008" calcext:value-type="float">
            <text:p>0.0008</text:p>
          </table:table-cell>
          <table:table-cell office:value-type="float" office:value="128.1" calcext:value-type="float">
            <text:p>128.1</text:p>
          </table:table-cell>
          <table:table-cell office:value-type="float" office:value="0.05" calcext:value-type="float">
            <text:p>0.05</text:p>
          </table:table-cell>
          <table:table-cell office:value-type="float" office:value="54.545" calcext:value-type="float">
            <text:p>54.545</text:p>
          </table:table-cell>
          <table:table-cell office:value-type="float" office:value="0.014" calcext:value-type="float">
            <text:p>0.014</text:p>
          </table:table-cell>
          <table:table-cell office:value-type="float" office:value="97.74" calcext:value-type="float">
            <text:p>97.74</text:p>
          </table:table-cell>
          <table:table-cell office:value-type="float" office:value="0.13" calcext:value-type="float">
            <text:p>0.13</text:p>
          </table:table-cell>
          <table:table-cell office:value-type="float" office:value="98.57" calcext:value-type="float">
            <text:p>98.57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2430" calcext:value-type="float">
            <text:p>2430</text:p>
          </table:table-cell>
          <table:table-cell office:value-type="float" office:value="60" calcext:value-type="float">
            <text:p>60</text:p>
          </table:table-cell>
          <table:table-cell office:value-type="float" office:value="4.3948" calcext:value-type="float">
            <text:p>4.3948</text:p>
          </table:table-cell>
          <table:table-cell office:value-type="float" office:value="0.0003" calcext:value-type="float">
            <text:p>0.0003</text:p>
          </table:table-cell>
          <table:table-cell office:value-type="float" office:value="4.628" calcext:value-type="float">
            <text:p>4.6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6.3936" calcext:value-type="float">
            <text:p>6.3936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0.04" calcext:value-type="float">
            <text:p>130.04</text:p>
          </table:table-cell>
          <table:table-cell office:value-type="float" office:value="0.03" calcext:value-type="float">
            <text:p>0.03</text:p>
          </table:table-cell>
          <table:table-cell office:value-type="float" office:value="55.505" calcext:value-type="float">
            <text:p>55.505</text:p>
          </table:table-cell>
          <table:table-cell office:value-type="float" office:value="0.007" calcext:value-type="float">
            <text:p>0.007</text:p>
          </table:table-cell>
          <table:table-cell office:value-type="float" office:value="104.2" calcext:value-type="float">
            <text:p>104.2</text:p>
          </table:table-cell>
          <table:table-cell office:value-type="float" office:value="0.5" calcext:value-type="float">
            <text:p>0.5</text:p>
          </table:table-cell>
          <table:table-cell office:value-type="float" office:value="103.4" calcext:value-type="float">
            <text:p>103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394" calcext:value-type="float">
            <text:p>4.394</text:p>
          </table:table-cell>
          <table:table-cell office:value-type="float" office:value="0.0003" calcext:value-type="float">
            <text:p>0.0003</text:p>
          </table:table-cell>
          <table:table-cell office:value-type="float" office:value="4.6327" calcext:value-type="float">
            <text:p>4.6327</text:p>
          </table:table-cell>
          <table:table-cell office:value-type="float" office:value="0.0004" calcext:value-type="float">
            <text:p>0.0004</text:p>
          </table:table-cell>
          <table:table-cell office:value-type="float" office:value="6.3931" calcext:value-type="float">
            <text:p>6.393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30.14" calcext:value-type="float">
            <text:p>130.14</text:p>
          </table:table-cell>
          <table:table-cell office:value-type="float" office:value="0.03" calcext:value-type="float">
            <text:p>0.03</text:p>
          </table:table-cell>
          <table:table-cell office:value-type="float" office:value="55.537" calcext:value-type="float">
            <text:p>55.537</text:p>
          </table:table-cell>
          <table:table-cell office:value-type="float" office:value="0.016" calcext:value-type="float">
            <text:p>0.016</text:p>
          </table:table-cell>
          <table:table-cell office:value-type="float" office:value="88.84" calcext:value-type="float">
            <text:p>88.84</text:p>
          </table:table-cell>
          <table:table-cell office:value-type="float" office:value="0.14" calcext:value-type="float">
            <text:p>0.14</text:p>
          </table:table-cell>
          <table:table-cell office:value-type="float" office:value="89.4" calcext:value-type="float">
            <text:p>89.4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T200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7769" calcext:value-type="float">
            <text:p>4.7769</text:p>
          </table:table-cell>
          <table:table-cell office:value-type="float" office:value="0.0003" calcext:value-type="float">
            <text:p>0.0003</text:p>
          </table:table-cell>
          <table:table-cell office:value-type="float" office:value="4.9284" calcext:value-type="float">
            <text:p>4.9284</text:p>
          </table:table-cell>
          <table:table-cell office:value-type="float" office:value="0.0003" calcext:value-type="float">
            <text:p>0.0003</text:p>
          </table:table-cell>
          <table:table-cell office:value-type="float" office:value="6.8972" calcext:value-type="float">
            <text:p>6.8972</text:p>
          </table:table-cell>
          <table:table-cell office:value-type="float" office:value="0.0004" calcext:value-type="float">
            <text:p>0.0004</text:p>
          </table:table-cell>
          <table:table-cell office:value-type="float" office:value="162.373" calcext:value-type="float">
            <text:p>162.373</text:p>
          </table:table-cell>
          <table:table-cell office:value-type="float" office:value="0.016" calcext:value-type="float">
            <text:p>0.0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6238" calcext:value-type="float">
            <text:p>4.6238</text:p>
          </table:table-cell>
          <table:table-cell office:value-type="float" office:value="0.0006" calcext:value-type="float">
            <text:p>0.0006</text:p>
          </table:table-cell>
          <table:table-cell office:value-type="float" office:value="4.7995" calcext:value-type="float">
            <text:p>4.7995</text:p>
          </table:table-cell>
          <table:table-cell office:value-type="float" office:value="0.0006" calcext:value-type="float">
            <text:p>0.0006</text:p>
          </table:table-cell>
          <table:table-cell office:value-type="float" office:value="6.6805" calcext:value-type="float">
            <text:p>6.68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148.26" calcext:value-type="float">
            <text:p>148.26</text:p>
          </table:table-cell>
          <table:table-cell office:value-type="float" office:value="0.06" calcext:value-type="float">
            <text:p>0.06</text:p>
          </table:table-cell>
          <table:table-cell office:value-type="float" office:value="65.506" calcext:value-type="float">
            <text:p>65.506</text:p>
          </table:table-cell>
          <table:table-cell office:value-type="float" office:value="0.02" calcext:value-type="float">
            <text:p>0.02</text:p>
          </table:table-cell>
          <table:table-cell office:value-type="float" office:value="27.966" calcext:value-type="float">
            <text:p>27.966</text:p>
          </table:table-cell>
          <table:table-cell office:value-type="float" office:value="0.08" calcext:value-type="float">
            <text:p>0.08</text:p>
          </table:table-cell>
          <table:table-cell office:value-type="float" office:value="27.855" calcext:value-type="float">
            <text:p>27.855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5755" calcext:value-type="float">
            <text:p>4.5755</text:p>
          </table:table-cell>
          <table:table-cell office:value-type="float" office:value="0.0008" calcext:value-type="float">
            <text:p>0.0008</text:p>
          </table:table-cell>
          <table:table-cell office:value-type="float" office:value="4.7603" calcext:value-type="float">
            <text:p>4.76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6.6178" calcext:value-type="float">
            <text:p>6.6178</text:p>
          </table:table-cell>
          <table:table-cell office:value-type="float" office:value="0.0014" calcext:value-type="float">
            <text:p>0.0014</text:p>
          </table:table-cell>
          <table:table-cell office:value-type="float" office:value="144.14" calcext:value-type="float">
            <text:p>144.14</text:p>
          </table:table-cell>
          <table:table-cell office:value-type="float" office:value="0.08" calcext:value-type="float">
            <text:p>0.08</text:p>
          </table:table-cell>
          <table:table-cell office:value-type="float" office:value="63.07" calcext:value-type="float">
            <text:p>63.07</text:p>
          </table:table-cell>
          <table:table-cell office:value-type="float" office:value="0.03" calcext:value-type="float">
            <text:p>0.03</text:p>
          </table:table-cell>
          <table:table-cell office:value-type="float" office:value="39.03" calcext:value-type="float">
            <text:p>39.03</text:p>
          </table:table-cell>
          <table:table-cell office:value-type="float" office:value="0.13" calcext:value-type="float">
            <text:p>0.13</text:p>
          </table:table-cell>
          <table:table-cell office:value-type="float" office:value="38.91" calcext:value-type="float">
            <text:p>38.91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5335" calcext:value-type="float">
            <text:p>4.5335</text:p>
          </table:table-cell>
          <table:table-cell office:value-type="float" office:value="0.0006" calcext:value-type="float">
            <text:p>0.0006</text:p>
          </table:table-cell>
          <table:table-cell office:value-type="float" office:value="4.7295" calcext:value-type="float">
            <text:p>4.7295</text:p>
          </table:table-cell>
          <table:table-cell office:value-type="float" office:value="0.0006" calcext:value-type="float">
            <text:p>0.0006</text:p>
          </table:table-cell>
          <table:table-cell office:value-type="float" office:value="6.5681" calcext:value-type="float">
            <text:p>6.5681</text:p>
          </table:table-cell>
          <table:table-cell office:value-type="float" office:value="0.001" calcext:value-type="float">
            <text:p>0.001</text:p>
          </table:table-cell>
          <table:table-cell office:value-type="float" office:value="140.82" calcext:value-type="float">
            <text:p>140.82</text:p>
          </table:table-cell>
          <table:table-cell office:value-type="float" office:value="0.05" calcext:value-type="float">
            <text:p>0.05</text:p>
          </table:table-cell>
          <table:table-cell office:value-type="float" office:value="61.24" calcext:value-type="float">
            <text:p>61.24</text:p>
          </table:table-cell>
          <table:table-cell office:value-type="float" office:value="0.03" calcext:value-type="float">
            <text:p>0.03</text:p>
          </table:table-cell>
          <table:table-cell office:value-type="float" office:value="48.71" calcext:value-type="float">
            <text:p>48.71</text:p>
          </table:table-cell>
          <table:table-cell office:value-type="float" office:value="0.15" calcext:value-type="float">
            <text:p>0.15</text:p>
          </table:table-cell>
          <table:table-cell office:value-type="float" office:value="48.62" calcext:value-type="float">
            <text:p>48.62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4931" calcext:value-type="float">
            <text:p>4.4931</text:p>
          </table:table-cell>
          <table:table-cell office:value-type="float" office:value="0.0017" calcext:value-type="float">
            <text:p>0.0017</text:p>
          </table:table-cell>
          <table:table-cell office:value-type="float" office:value="4.6996" calcext:value-type="float">
            <text:p>4.6996</text:p>
          </table:table-cell>
          <table:table-cell office:value-type="float" office:value="0.0017" calcext:value-type="float">
            <text:p>0.0017</text:p>
          </table:table-cell>
          <table:table-cell office:value-type="float" office:value="6.506" calcext:value-type="float">
            <text:p>6.506</text:p>
          </table:table-cell>
          <table:table-cell office:value-type="float" office:value="0.003" calcext:value-type="float">
            <text:p>0.003</text:p>
          </table:table-cell>
          <table:table-cell office:value-type="float" office:value="137.38" calcext:value-type="float">
            <text:p>137.38</text:p>
          </table:table-cell>
          <table:table-cell office:value-type="float" office:value="0.16" calcext:value-type="float">
            <text:p>0.16</text:p>
          </table:table-cell>
          <table:table-cell office:value-type="float" office:value="59.29" calcext:value-type="float">
            <text:p>59.29</text:p>
          </table:table-cell>
          <table:table-cell office:value-type="float" office:value="0.05" calcext:value-type="float">
            <text:p>0.05</text:p>
          </table:table-cell>
          <table:table-cell office:value-type="float" office:value="60.6" calcext:value-type="float">
            <text:p>60.6</text:p>
          </table:table-cell>
          <table:table-cell office:value-type="float" office:value="0.4" calcext:value-type="float">
            <text:p>0.4</text:p>
          </table:table-cell>
          <table:table-cell office:value-type="float" office:value="60.6" calcext:value-type="float">
            <text:p>60.6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5158" calcext:value-type="float">
            <text:p>4.5158</text:p>
          </table:table-cell>
          <table:table-cell office:value-type="float" office:value="0.0003" calcext:value-type="float">
            <text:p>0.0003</text:p>
          </table:table-cell>
          <table:table-cell office:value-type="float" office:value="4.7185" calcext:value-type="float">
            <text:p>4.7185</text:p>
          </table:table-cell>
          <table:table-cell office:value-type="float" office:value="0.0003" calcext:value-type="float">
            <text:p>0.0003</text:p>
          </table:table-cell>
          <table:table-cell office:value-type="float" office:value="6.5424" calcext:value-type="float">
            <text:p>6.5424</text:p>
          </table:table-cell>
          <table:table-cell office:value-type="float" office:value="0.0005" calcext:value-type="float">
            <text:p>0.0005</text:p>
          </table:table-cell>
          <table:table-cell office:value-type="float" office:value="139.41" calcext:value-type="float">
            <text:p>139.41</text:p>
          </table:table-cell>
          <table:table-cell office:value-type="float" office:value="0.03" calcext:value-type="float">
            <text:p>0.03</text:p>
          </table:table-cell>
          <table:table-cell office:value-type="float" office:value="60.37" calcext:value-type="float">
            <text:p>60.37</text:p>
          </table:table-cell>
          <table:table-cell office:value-type="float" office:value="0.04" calcext:value-type="float">
            <text:p>0.04</text:p>
          </table:table-cell>
          <table:table-cell office:value-type="float" office:value="53.8" calcext:value-type="float">
            <text:p>53.8</text:p>
          </table:table-cell>
          <table:table-cell office:value-type="float" office:value="0.2" calcext:value-type="float">
            <text:p>0.2</text:p>
          </table:table-cell>
          <table:table-cell office:value-type="float" office:value="53.7" calcext:value-type="float">
            <text:p>53.7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5258" calcext:value-type="float">
            <text:p>4.5258</text:p>
          </table:table-cell>
          <table:table-cell office:value-type="float" office:value="0.0004" calcext:value-type="float">
            <text:p>0.0004</text:p>
          </table:table-cell>
          <table:table-cell office:value-type="float" office:value="4.7244" calcext:value-type="float">
            <text:p>4.7244</text:p>
          </table:table-cell>
          <table:table-cell office:value-type="float" office:value="0.0004" calcext:value-type="float">
            <text:p>0.0004</text:p>
          </table:table-cell>
          <table:table-cell office:value-type="float" office:value="6.5528" calcext:value-type="float">
            <text:p>6.5528</text:p>
          </table:table-cell>
          <table:table-cell office:value-type="float" office:value="0.0007" calcext:value-type="float">
            <text:p>0.0007</text:p>
          </table:table-cell>
          <table:table-cell office:value-type="float" office:value="140.11" calcext:value-type="float">
            <text:p>140.11</text:p>
          </table:table-cell>
          <table:table-cell office:value-type="float" office:value="0.04" calcext:value-type="float">
            <text:p>0.04</text:p>
          </table:table-cell>
          <table:table-cell office:value-type="float" office:value="60.72" calcext:value-type="float">
            <text:p>60.72</text:p>
          </table:table-cell>
          <table:table-cell office:value-type="float" office:value="0.05" calcext:value-type="float">
            <text:p>0.05</text:p>
          </table:table-cell>
          <table:table-cell office:value-type="float" office:value="51.7" calcext:value-type="float">
            <text:p>51.7</text:p>
          </table:table-cell>
          <table:table-cell office:value-type="float" office:value="0.3" calcext:value-type="float">
            <text:p>0.3</text:p>
          </table:table-cell>
          <table:table-cell office:value-type="float" office:value="51.7" calcext:value-type="float">
            <text:p>51.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4885" calcext:value-type="float">
            <text:p>4.4885</text:p>
          </table:table-cell>
          <table:table-cell office:value-type="float" office:value="0.0004" calcext:value-type="float">
            <text:p>0.0004</text:p>
          </table:table-cell>
          <table:table-cell office:value-type="float" office:value="4.6992" calcext:value-type="float">
            <text:p>4.6992</text:p>
          </table:table-cell>
          <table:table-cell office:value-type="float" office:value="0.0004" calcext:value-type="float">
            <text:p>0.0004</text:p>
          </table:table-cell>
          <table:table-cell office:value-type="float" office:value="6.5104" calcext:value-type="float">
            <text:p>6.51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137.32" calcext:value-type="float">
            <text:p>137.32</text:p>
          </table:table-cell>
          <table:table-cell office:value-type="float" office:value="0.04" calcext:value-type="float">
            <text:p>0.04</text:p>
          </table:table-cell>
          <table:table-cell office:value-type="float" office:value="59.281" calcext:value-type="float">
            <text:p>59.281</text:p>
          </table:table-cell>
          <table:table-cell office:value-type="float" office:value="0.011" calcext:value-type="float">
            <text:p>0.011</text:p>
          </table:table-cell>
          <table:table-cell office:value-type="float" office:value="60.63" calcext:value-type="float">
            <text:p>60.63</text:p>
          </table:table-cell>
          <table:table-cell office:value-type="float" office:value="0.08" calcext:value-type="float">
            <text:p>0.08</text:p>
          </table:table-cell>
          <table:table-cell office:value-type="float" office:value="60.65" calcext:value-type="float">
            <text:p>60.65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4364" calcext:value-type="float">
            <text:p>4.4364</text:p>
          </table:table-cell>
          <table:table-cell office:value-type="float" office:value="0.0003" calcext:value-type="float">
            <text:p>0.0003</text:p>
          </table:table-cell>
          <table:table-cell office:value-type="float" office:value="4.6619" calcext:value-type="float">
            <text:p>4.6619</text:p>
          </table:table-cell>
          <table:table-cell office:value-type="float" office:value="0.0003" calcext:value-type="float">
            <text:p>0.0003</text:p>
          </table:table-cell>
          <table:table-cell office:value-type="float" office:value="6.4443" calcext:value-type="float">
            <text:p>6.4443</text:p>
          </table:table-cell>
          <table:table-cell office:value-type="float" office:value="0.0006" calcext:value-type="float">
            <text:p>0.0006</text:p>
          </table:table-cell>
          <table:table-cell office:value-type="float" office:value="133.28" calcext:value-type="float">
            <text:p>133.28</text:p>
          </table:table-cell>
          <table:table-cell office:value-type="float" office:value="0.03" calcext:value-type="float">
            <text:p>0.03</text:p>
          </table:table-cell>
          <table:table-cell office:value-type="float" office:value="57.1" calcext:value-type="float">
            <text:p>57.1</text:p>
          </table:table-cell>
          <table:table-cell office:value-type="float" office:value="0.02" calcext:value-type="float">
            <text:p>0.02</text:p>
          </table:table-cell>
          <table:table-cell office:value-type="float" office:value="76.11" calcext:value-type="float">
            <text:p>76.11</text:p>
          </table:table-cell>
          <table:table-cell office:value-type="float" office:value="0.14" calcext:value-type="float">
            <text:p>0.14</text:p>
          </table:table-cell>
          <table:table-cell office:value-type="float" office:value="76.37" calcext:value-type="float">
            <text:p>76.37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3656" calcext:value-type="float">
            <text:p>4.3656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6143" calcext:value-type="float">
            <text:p>4.6143</text:p>
          </table:table-cell>
          <table:table-cell office:value-type="float" office:value="0.0006" calcext:value-type="float">
            <text:p>0.0006</text:p>
          </table:table-cell>
          <table:table-cell office:value-type="float" office:value="6.3589" calcext:value-type="float">
            <text:p>6.3589</text:p>
          </table:table-cell>
          <table:table-cell office:value-type="float" office:value="0.0008" calcext:value-type="float">
            <text:p>0.0008</text:p>
          </table:table-cell>
          <table:table-cell office:value-type="float" office:value="128.1" calcext:value-type="float">
            <text:p>128.1</text:p>
          </table:table-cell>
          <table:table-cell office:value-type="float" office:value="0.05" calcext:value-type="float">
            <text:p>0.05</text:p>
          </table:table-cell>
          <table:table-cell office:value-type="float" office:value="54.545" calcext:value-type="float">
            <text:p>54.545</text:p>
          </table:table-cell>
          <table:table-cell office:value-type="float" office:value="0.014" calcext:value-type="float">
            <text:p>0.014</text:p>
          </table:table-cell>
          <table:table-cell office:value-type="float" office:value="97.74" calcext:value-type="float">
            <text:p>97.74</text:p>
          </table:table-cell>
          <table:table-cell office:value-type="float" office:value="0.13" calcext:value-type="float">
            <text:p>0.13</text:p>
          </table:table-cell>
          <table:table-cell office:value-type="float" office:value="98.57" calcext:value-type="float">
            <text:p>98.57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.394" calcext:value-type="float">
            <text:p>4.394</text:p>
          </table:table-cell>
          <table:table-cell office:value-type="float" office:value="0.0003" calcext:value-type="float">
            <text:p>0.0003</text:p>
          </table:table-cell>
          <table:table-cell office:value-type="float" office:value="4.6327" calcext:value-type="float">
            <text:p>4.6327</text:p>
          </table:table-cell>
          <table:table-cell office:value-type="float" office:value="0.0004" calcext:value-type="float">
            <text:p>0.0004</text:p>
          </table:table-cell>
          <table:table-cell office:value-type="float" office:value="6.3931" calcext:value-type="float">
            <text:p>6.393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30.14" calcext:value-type="float">
            <text:p>130.14</text:p>
          </table:table-cell>
          <table:table-cell office:value-type="float" office:value="0.03" calcext:value-type="float">
            <text:p>0.03</text:p>
          </table:table-cell>
          <table:table-cell office:value-type="float" office:value="55.537" calcext:value-type="float">
            <text:p>55.537</text:p>
          </table:table-cell>
          <table:table-cell office:value-type="float" office:value="0.016" calcext:value-type="float">
            <text:p>0.016</text:p>
          </table:table-cell>
          <table:table-cell office:value-type="float" office:value="88.84" calcext:value-type="float">
            <text:p>88.84</text:p>
          </table:table-cell>
          <table:table-cell office:value-type="float" office:value="0.14" calcext:value-type="float">
            <text:p>0.14</text:p>
          </table:table-cell>
          <table:table-cell office:value-type="float" office:value="89.4" calcext:value-type="float">
            <text:p>89.4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P (GPa)</text:p>
          </table:table-cell>
          <table:table-cell office:value-type="string" calcext:value-type="string">
            <text:p>a/a0</text:p>
          </table:table-cell>
          <table:table-cell/>
          <table:table-cell office:value-type="string" calcext:value-type="string">
            <text:p>b/b0</text:p>
          </table:table-cell>
          <table:table-cell/>
          <table:table-cell office:value-type="string" calcext:value-type="string">
            <text:p>c/c0</text:p>
          </table:table-cell>
          <table:table-cell/>
          <table:table-cell office:value-type="string" calcext:value-type="string">
            <text:p>V/V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formula="of:=[.D48]/[.D$48]" office:value-type="float" office:value="1" calcext:value-type="float">
            <text:p>1</text:p>
          </table:table-cell>
          <table:table-cell table:formula="of:=[.E48]/[.D$48]" office:value-type="float" office:value="0.000062802235759593" calcext:value-type="float">
            <text:p>6.2802235759593E-05</text:p>
          </table:table-cell>
          <table:table-cell table:formula="of:=[.F48]/[.F$48]" office:value-type="float" office:value="1" calcext:value-type="float">
            <text:p>1</text:p>
          </table:table-cell>
          <table:table-cell table:formula="of:=[.G48]/[.F$48]" office:value-type="float" office:value="0.0000608716824933041" calcext:value-type="float">
            <text:p>6.08716824933041E-05</text:p>
          </table:table-cell>
          <table:table-cell table:formula="of:=[.H48]/[.H$48]" office:value-type="float" office:value="1" calcext:value-type="float">
            <text:p>1</text:p>
          </table:table-cell>
          <table:table-cell table:formula="of:=[.I48]/[.H$48]" office:value-type="float" office:value="0.0000579945485124398" calcext:value-type="float">
            <text:p>5.79945485124398E-05</text:p>
          </table:table-cell>
          <table:table-cell table:formula="of:=[.J48]/[.J$48]" office:value-type="float" office:value="1" calcext:value-type="float">
            <text:p>1</text:p>
          </table:table-cell>
          <table:table-cell table:formula="of:=[.K48]/[.J$48]" office:value-type="float" office:value="0.0000985385501284081" calcext:value-type="float">
            <text:p>9.85385501284081E-0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7.966" calcext:value-type="float">
            <text:p>27.966</text:p>
          </table:table-cell>
          <table:table-cell table:formula="of:=[.D49]/[.D$48]" office:value-type="float" office:value="0.967949925684021" calcext:value-type="float">
            <text:p>0.967949925684021</text:p>
          </table:table-cell>
          <table:table-cell table:formula="of:=[.E49]/[.D$48]" office:value-type="float" office:value="0.000125604471519186" calcext:value-type="float">
            <text:p>0.000125604471519</text:p>
          </table:table-cell>
          <table:table-cell table:formula="of:=[.F49]/[.F$48]" office:value-type="float" office:value="0.97384546708871" calcext:value-type="float">
            <text:p>0.97384546708871</text:p>
          </table:table-cell>
          <table:table-cell table:formula="of:=[.G49]/[.F$48]" office:value-type="float" office:value="0.000121743364986608" calcext:value-type="float">
            <text:p>0.000121743364987</text:p>
          </table:table-cell>
          <table:table-cell table:formula="of:=[.H49]/[.H$48]" office:value-type="float" office:value="0.968581453343386" calcext:value-type="float">
            <text:p>0.968581453343386</text:p>
          </table:table-cell>
          <table:table-cell table:formula="of:=[.I49]/[.H$48]" office:value-type="float" office:value="0.00015948500840921" calcext:value-type="float">
            <text:p>0.000159485008409</text:p>
          </table:table-cell>
          <table:table-cell table:formula="of:=[.J49]/[.J$48]" office:value-type="float" office:value="0.913082840127361" calcext:value-type="float">
            <text:p>0.913082840127361</text:p>
          </table:table-cell>
          <table:table-cell table:formula="of:=[.K49]/[.J$48]" office:value-type="float" office:value="0.00036951956298153" calcext:value-type="float">
            <text:p>0.00036951956298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9.03" calcext:value-type="float">
            <text:p>39.03</text:p>
          </table:table-cell>
          <table:table-cell table:formula="of:=[.D50]/[.D$48]" office:value-type="float" office:value="0.957838765726726" calcext:value-type="float">
            <text:p>0.957838765726726</text:p>
          </table:table-cell>
          <table:table-cell table:formula="of:=[.E50]/[.D$48]" office:value-type="float" office:value="0.000167472628692248" calcext:value-type="float">
            <text:p>0.000167472628692</text:p>
          </table:table-cell>
          <table:table-cell table:formula="of:=[.F50]/[.F$48]" office:value-type="float" office:value="0.965891567242919" calcext:value-type="float">
            <text:p>0.965891567242919</text:p>
          </table:table-cell>
          <table:table-cell table:formula="of:=[.G50]/[.F$48]" office:value-type="float" office:value="0.000162324486648811" calcext:value-type="float">
            <text:p>0.000162324486649</text:p>
          </table:table-cell>
          <table:table-cell table:formula="of:=[.H50]/[.H$48]" office:value-type="float" office:value="0.959490807864061" calcext:value-type="float">
            <text:p>0.959490807864061</text:p>
          </table:table-cell>
          <table:table-cell table:formula="of:=[.I50]/[.H$48]" office:value-type="float" office:value="0.000202980919793539" calcext:value-type="float">
            <text:p>0.000202980919794</text:p>
          </table:table-cell>
          <table:table-cell table:formula="of:=[.J50]/[.J$48]" office:value-type="float" office:value="0.887709163469296" calcext:value-type="float">
            <text:p>0.887709163469296</text:p>
          </table:table-cell>
          <table:table-cell table:formula="of:=[.K50]/[.J$48]" office:value-type="float" office:value="0.00049269275064204" calcext:value-type="float">
            <text:p>0.00049269275064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8.71" calcext:value-type="float">
            <text:p>48.71</text:p>
          </table:table-cell>
          <table:table-cell table:formula="of:=[.D51]/[.D$48]" office:value-type="float" office:value="0.949046452720383" calcext:value-type="float">
            <text:p>0.949046452720383</text:p>
          </table:table-cell>
          <table:table-cell table:formula="of:=[.E51]/[.D$48]" office:value-type="float" office:value="0.000125604471519186" calcext:value-type="float">
            <text:p>0.000125604471519</text:p>
          </table:table-cell>
          <table:table-cell table:formula="of:=[.F51]/[.F$48]" office:value-type="float" office:value="0.959642074506939" calcext:value-type="float">
            <text:p>0.959642074506939</text:p>
          </table:table-cell>
          <table:table-cell table:formula="of:=[.G51]/[.F$48]" office:value-type="float" office:value="0.000121743364986608" calcext:value-type="float">
            <text:p>0.000121743364987</text:p>
          </table:table-cell>
          <table:table-cell table:formula="of:=[.H51]/[.H$48]" office:value-type="float" office:value="0.95228498521139" calcext:value-type="float">
            <text:p>0.95228498521139</text:p>
          </table:table-cell>
          <table:table-cell table:formula="of:=[.I51]/[.H$48]" office:value-type="float" office:value="0.0001449863712811" calcext:value-type="float">
            <text:p>0.000144986371281</text:p>
          </table:table-cell>
          <table:table-cell table:formula="of:=[.J51]/[.J$48]" office:value-type="float" office:value="0.867262414317651" calcext:value-type="float">
            <text:p>0.867262414317651</text:p>
          </table:table-cell>
          <table:table-cell table:formula="of:=[.K51]/[.J$48]" office:value-type="float" office:value="0.000307932969151275" calcext:value-type="float">
            <text:p>0.0003079329691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0.6" calcext:value-type="float">
            <text:p>60.6</text:p>
          </table:table-cell>
          <table:table-cell table:formula="of:=[.D52]/[.D$48]" office:value-type="float" office:value="0.940589084971425" calcext:value-type="float">
            <text:p>0.940589084971425</text:p>
          </table:table-cell>
          <table:table-cell table:formula="of:=[.E52]/[.D$48]" office:value-type="float" office:value="0.000355879335971027" calcext:value-type="float">
            <text:p>0.000355879335971</text:p>
          </table:table-cell>
          <table:table-cell table:formula="of:=[.F52]/[.F$48]" office:value-type="float" office:value="0.95357519681844" calcext:value-type="float">
            <text:p>0.95357519681844</text:p>
          </table:table-cell>
          <table:table-cell table:formula="of:=[.G52]/[.F$48]" office:value-type="float" office:value="0.000344939534128723" calcext:value-type="float">
            <text:p>0.000344939534129</text:p>
          </table:table-cell>
          <table:table-cell table:formula="of:=[.H52]/[.H$48]" office:value-type="float" office:value="0.943281331554834" calcext:value-type="float">
            <text:p>0.943281331554834</text:p>
          </table:table-cell>
          <table:table-cell table:formula="of:=[.I52]/[.H$48]" office:value-type="float" office:value="0.000434959113843299" calcext:value-type="float">
            <text:p>0.000434959113843</text:p>
          </table:table-cell>
          <table:table-cell table:formula="of:=[.J52]/[.J$48]" office:value-type="float" office:value="0.846076626040044" calcext:value-type="float">
            <text:p>0.846076626040044</text:p>
          </table:table-cell>
          <table:table-cell table:formula="of:=[.K52]/[.J$48]" office:value-type="float" office:value="0.000985385501284081" calcext:value-type="float">
            <text:p>0.00098538550128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3.8" calcext:value-type="float">
            <text:p>53.8</text:p>
          </table:table-cell>
          <table:table-cell table:formula="of:=[.D53]/[.D$48]" office:value-type="float" office:value="0.945341120810567" calcext:value-type="float">
            <text:p>0.945341120810567</text:p>
          </table:table-cell>
          <table:table-cell table:formula="of:=[.E53]/[.D$48]" office:value-type="float" office:value="0.000062802235759593" calcext:value-type="float">
            <text:p>6.2802235759593E-05</text:p>
          </table:table-cell>
          <table:table-cell table:formula="of:=[.F53]/[.F$48]" office:value-type="float" office:value="0.957410112815518" calcext:value-type="float">
            <text:p>0.957410112815518</text:p>
          </table:table-cell>
          <table:table-cell table:formula="of:=[.G53]/[.F$48]" office:value-type="float" office:value="0.0000608716824933041" calcext:value-type="float">
            <text:p>6.08716824933041E-05</text:p>
          </table:table-cell>
          <table:table-cell table:formula="of:=[.H53]/[.H$48]" office:value-type="float" office:value="0.948558835469466" calcext:value-type="float">
            <text:p>0.948558835469466</text:p>
          </table:table-cell>
          <table:table-cell table:formula="of:=[.I53]/[.H$48]" office:value-type="float" office:value="0.0000724931856405498" calcext:value-type="float">
            <text:p>7.24931856405498E-05</text:p>
          </table:table-cell>
          <table:table-cell table:formula="of:=[.J53]/[.J$48]" office:value-type="float" office:value="0.858578704587585" calcext:value-type="float">
            <text:p>0.858578704587585</text:p>
          </table:table-cell>
          <table:table-cell table:formula="of:=[.K53]/[.J$48]" office:value-type="float" office:value="0.000184759781490765" calcext:value-type="float">
            <text:p>0.00018475978149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1.7" calcext:value-type="float">
            <text:p>51.7</text:p>
          </table:table-cell>
          <table:table-cell table:formula="of:=[.D54]/[.D$48]" office:value-type="float" office:value="0.947434528669221" calcext:value-type="float">
            <text:p>0.947434528669221</text:p>
          </table:table-cell>
          <table:table-cell table:formula="of:=[.E54]/[.D$48]" office:value-type="float" office:value="0.000083736314346124" calcext:value-type="float">
            <text:p>8.3736314346124E-05</text:p>
          </table:table-cell>
          <table:table-cell table:formula="of:=[.F54]/[.F$48]" office:value-type="float" office:value="0.958607255904553" calcext:value-type="float">
            <text:p>0.958607255904553</text:p>
          </table:table-cell>
          <table:table-cell table:formula="of:=[.G54]/[.F$48]" office:value-type="float" office:value="0.0000811622433244055" calcext:value-type="float">
            <text:p>8.11622433244055E-05</text:p>
          </table:table-cell>
          <table:table-cell table:formula="of:=[.H54]/[.H$48]" office:value-type="float" office:value="0.950066693730789" calcext:value-type="float">
            <text:p>0.950066693730789</text:p>
          </table:table-cell>
          <table:table-cell table:formula="of:=[.I54]/[.H$48]" office:value-type="float" office:value="0.00010149045989677" calcext:value-type="float">
            <text:p>0.000101490459897</text:p>
          </table:table-cell>
          <table:table-cell table:formula="of:=[.J54]/[.J$48]" office:value-type="float" office:value="0.862889766155703" calcext:value-type="float">
            <text:p>0.862889766155703</text:p>
          </table:table-cell>
          <table:table-cell table:formula="of:=[.K54]/[.J$48]" office:value-type="float" office:value="0.00024634637532102" calcext:value-type="float">
            <text:p>0.00024634637532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0.63" calcext:value-type="float">
            <text:p>60.63</text:p>
          </table:table-cell>
          <table:table-cell table:formula="of:=[.D55]/[.D$48]" office:value-type="float" office:value="0.939626117356445" calcext:value-type="float">
            <text:p>0.939626117356445</text:p>
          </table:table-cell>
          <table:table-cell table:formula="of:=[.E55]/[.D$48]" office:value-type="float" office:value="0.000083736314346124" calcext:value-type="float">
            <text:p>8.3736314346124E-05</text:p>
          </table:table-cell>
          <table:table-cell table:formula="of:=[.F55]/[.F$48]" office:value-type="float" office:value="0.953494034575116" calcext:value-type="float">
            <text:p>0.953494034575116</text:p>
          </table:table-cell>
          <table:table-cell table:formula="of:=[.G55]/[.F$48]" office:value-type="float" office:value="0.0000811622433244055" calcext:value-type="float">
            <text:p>8.11622433244055E-05</text:p>
          </table:table-cell>
          <table:table-cell table:formula="of:=[.H55]/[.H$48]" office:value-type="float" office:value="0.943919271588471" calcext:value-type="float">
            <text:p>0.943919271588471</text:p>
          </table:table-cell>
          <table:table-cell table:formula="of:=[.I55]/[.H$48]" office:value-type="float" office:value="0.00011598909702488" calcext:value-type="float">
            <text:p>0.000115989097025</text:p>
          </table:table-cell>
          <table:table-cell table:formula="of:=[.J55]/[.J$48]" office:value-type="float" office:value="0.845707106477062" calcext:value-type="float">
            <text:p>0.845707106477062</text:p>
          </table:table-cell>
          <table:table-cell table:formula="of:=[.K55]/[.J$48]" office:value-type="float" office:value="0.00024634637532102" calcext:value-type="float">
            <text:p>0.00024634637532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76.11" calcext:value-type="float">
            <text:p>76.11</text:p>
          </table:table-cell>
          <table:table-cell table:formula="of:=[.D56]/[.D$48]" office:value-type="float" office:value="0.928719462412862" calcext:value-type="float">
            <text:p>0.928719462412862</text:p>
          </table:table-cell>
          <table:table-cell table:formula="of:=[.E56]/[.D$48]" office:value-type="float" office:value="0.000062802235759593" calcext:value-type="float">
            <text:p>6.2802235759593E-05</text:p>
          </table:table-cell>
          <table:table-cell table:formula="of:=[.F56]/[.F$48]" office:value-type="float" office:value="0.945925655385115" calcext:value-type="float">
            <text:p>0.945925655385115</text:p>
          </table:table-cell>
          <table:table-cell table:formula="of:=[.G56]/[.F$48]" office:value-type="float" office:value="0.0000608716824933041" calcext:value-type="float">
            <text:p>6.08716824933041E-05</text:p>
          </table:table-cell>
          <table:table-cell table:formula="of:=[.H56]/[.H$48]" office:value-type="float" office:value="0.93433567244679" calcext:value-type="float">
            <text:p>0.93433567244679</text:p>
          </table:table-cell>
          <table:table-cell table:formula="of:=[.I56]/[.H$48]" office:value-type="float" office:value="0.0000869918227686597" calcext:value-type="float">
            <text:p>8.69918227686597E-05</text:p>
          </table:table-cell>
          <table:table-cell table:formula="of:=[.J56]/[.J$48]" office:value-type="float" office:value="0.820826122569639" calcext:value-type="float">
            <text:p>0.820826122569639</text:p>
          </table:table-cell>
          <table:table-cell table:formula="of:=[.K56]/[.J$48]" office:value-type="float" office:value="0.000184759781490765" calcext:value-type="float">
            <text:p>0.00018475978149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97.74" calcext:value-type="float">
            <text:p>97.74</text:p>
          </table:table-cell>
          <table:table-cell table:formula="of:=[.D57]/[.D$48]" office:value-type="float" office:value="0.913898134773598" calcext:value-type="float">
            <text:p>0.913898134773598</text:p>
          </table:table-cell>
          <table:table-cell table:formula="of:=[.E57]/[.D$48]" office:value-type="float" office:value="0.000146538550105717" calcext:value-type="float">
            <text:p>0.000146538550106</text:p>
          </table:table-cell>
          <table:table-cell table:formula="of:=[.F57]/[.F$48]" office:value-type="float" office:value="0.936267348429511" calcext:value-type="float">
            <text:p>0.936267348429511</text:p>
          </table:table-cell>
          <table:table-cell table:formula="of:=[.G57]/[.F$48]" office:value-type="float" office:value="0.000121743364986608" calcext:value-type="float">
            <text:p>0.000121743364987</text:p>
          </table:table-cell>
          <table:table-cell table:formula="of:=[.H57]/[.H$48]" office:value-type="float" office:value="0.921953836339384" calcext:value-type="float">
            <text:p>0.921953836339384</text:p>
          </table:table-cell>
          <table:table-cell table:formula="of:=[.I57]/[.H$48]" office:value-type="float" office:value="0.00011598909702488" calcext:value-type="float">
            <text:p>0.000115989097025</text:p>
          </table:table-cell>
          <table:table-cell table:formula="of:=[.J57]/[.J$48]" office:value-type="float" office:value="0.788924266965567" calcext:value-type="float">
            <text:p>0.788924266965567</text:p>
          </table:table-cell>
          <table:table-cell table:formula="of:=[.K57]/[.J$48]" office:value-type="float" office:value="0.000307932969151275" calcext:value-type="float">
            <text:p>0.0003079329691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8.84" calcext:value-type="float">
            <text:p>88.84</text:p>
          </table:table-cell>
          <table:table-cell table:formula="of:=[.D58]/[.D$48]" office:value-type="float" office:value="0.919843413092173" calcext:value-type="float">
            <text:p>0.919843413092173</text:p>
          </table:table-cell>
          <table:table-cell table:formula="of:=[.E58]/[.D$48]" office:value-type="float" office:value="0.000062802235759593" calcext:value-type="float">
            <text:p>6.2802235759593E-05</text:p>
          </table:table-cell>
          <table:table-cell table:formula="of:=[.F58]/[.F$48]" office:value-type="float" office:value="0.940000811622433" calcext:value-type="float">
            <text:p>0.940000811622433</text:p>
          </table:table-cell>
          <table:table-cell table:formula="of:=[.G58]/[.F$48]" office:value-type="float" office:value="0.0000811622433244055" calcext:value-type="float">
            <text:p>8.11622433244055E-05</text:p>
          </table:table-cell>
          <table:table-cell table:formula="of:=[.H58]/[.H$48]" office:value-type="float" office:value="0.926912370237198" calcext:value-type="float">
            <text:p>0.926912370237198</text:p>
          </table:table-cell>
          <table:table-cell table:formula="of:=[.I58]/[.H$48]" office:value-type="float" office:value="0.0000724931856405498" calcext:value-type="float">
            <text:p>7.24931856405498E-05</text:p>
          </table:table-cell>
          <table:table-cell table:formula="of:=[.J58]/[.J$48]" office:value-type="float" office:value="0.801487932106939" calcext:value-type="float">
            <text:p>0.801487932106939</text:p>
          </table:table-cell>
          <table:table-cell table:formula="of:=[.K58]/[.J$48]" office:value-type="float" office:value="0.000184759781490765" calcext:value-type="float">
            <text:p>0.00018475978149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Myhill</meta:initial-creator>
    <meta:creation-date>2019-08-20T23:11:56.947515167</meta:creation-date>
    <dc:date>2019-08-21T00:05:13.702066549</dc:date>
    <dc:creator>Robert Myhill</dc:creator>
    <meta:editing-duration>PT20M6S</meta:editing-duration>
    <meta:editing-cycles>2</meta:editing-cycles>
    <meta:generator>LibreOffice/6.0.7.3$Linux_X86_64 LibreOffice_project/00m0$Build-3</meta:generator>
    <meta:document-statistic meta:table-count="1" meta:cell-count="98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4cm" svg:height="9.002cm" xlink:href=".." xlink:type="simple" chart:class="chart:scatter" chart:style-name="ch1">
        <chart:legend chart:legend-position="end" svg:x="12.824cm" svg:y="3.704cm" style:legend-expansion="high" chart:style-name="ch2"/>
        <chart:plot-area chart:style-name="ch3" table:cell-range-address="Sheet1.C60:Sheet1.D71 Sheet1.F60:Sheet1.F71 Sheet1.H60:Sheet1.H71" chart:data-source-has-labels="row" svg:x="0.284cm" svg:y="0.18cm" svg:width="12.256cm" svg:height="8.642cm">
          <chartooo:coordinate-region svg:x="1.196cm" svg:y="0.379cm" svg:width="11.064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1:Sheet1.D71" chart:label-cell-address="Sheet1.D60:Sheet1.D60" chart:class="chart:scatter">
            <chart:domain table:cell-range-address="Sheet1.C61:Sheet1.C71"/>
            <chart:data-point chart:repeated="11"/>
          </chart:series>
          <chart:series chart:style-name="ch7" chart:values-cell-range-address="Sheet1.F61:Sheet1.F71" chart:label-cell-address="Sheet1.F60:Sheet1.F60" chart:class="chart:scatter">
            <chart:data-point chart:repeated="11"/>
          </chart:series>
          <chart:series chart:style-name="ch8" chart:values-cell-range-address="Sheet1.H61:Sheet1.H71" chart:label-cell-address="Sheet1.H60:Sheet1.H60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/a0</text:p>
                <draw:g>
                  <svg:desc>Sheet1.D60:Sheet1.D60</svg:desc>
                </draw:g>
              </table:table-cell>
              <table:table-cell office:value-type="string">
                <text:p>b/b0</text:p>
                <draw:g>
                  <svg:desc>Sheet1.F60:Sheet1.F60</svg:desc>
                </draw:g>
              </table:table-cell>
              <table:table-cell office:value-type="string">
                <text:p>c/c0</text:p>
                <draw:g>
                  <svg:desc>Sheet1.H60:Sheet1.H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61:Sheet1.C71</svg:desc>
                </draw:g>
              </table:table-cell>
              <table:table-cell office:value-type="float" office:value="1">
                <text:p>1</text:p>
                <draw:g>
                  <svg:desc>Sheet1.D61:Sheet1.D71</svg:desc>
                </draw:g>
              </table:table-cell>
              <table:table-cell office:value-type="float" office:value="1">
                <text:p>1</text:p>
                <draw:g>
                  <svg:desc>Sheet1.F61:Sheet1.F71</svg:desc>
                </draw:g>
              </table:table-cell>
              <table:table-cell office:value-type="float" office:value="1">
                <text:p>1</text:p>
                <draw:g>
                  <svg:desc>Sheet1.H61:Sheet1.H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966">
                <text:p>27.966</text:p>
              </table:table-cell>
              <table:table-cell office:value-type="float" office:value="0.967949925684021">
                <text:p>0.967949925684021</text:p>
              </table:table-cell>
              <table:table-cell office:value-type="float" office:value="0.97384546708871">
                <text:p>0.97384546708871</text:p>
              </table:table-cell>
              <table:table-cell office:value-type="float" office:value="0.968581453343386">
                <text:p>0.968581453343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03">
                <text:p>39.03</text:p>
              </table:table-cell>
              <table:table-cell office:value-type="float" office:value="0.957838765726726">
                <text:p>0.957838765726726</text:p>
              </table:table-cell>
              <table:table-cell office:value-type="float" office:value="0.965891567242919">
                <text:p>0.965891567242919</text:p>
              </table:table-cell>
              <table:table-cell office:value-type="float" office:value="0.959490807864061">
                <text:p>0.959490807864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71">
                <text:p>48.71</text:p>
              </table:table-cell>
              <table:table-cell office:value-type="float" office:value="0.949046452720383">
                <text:p>0.949046452720383</text:p>
              </table:table-cell>
              <table:table-cell office:value-type="float" office:value="0.959642074506939">
                <text:p>0.959642074506939</text:p>
              </table:table-cell>
              <table:table-cell office:value-type="float" office:value="0.95228498521139">
                <text:p>0.95228498521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6">
                <text:p>60.6</text:p>
              </table:table-cell>
              <table:table-cell office:value-type="float" office:value="0.940589084971425">
                <text:p>0.940589084971425</text:p>
              </table:table-cell>
              <table:table-cell office:value-type="float" office:value="0.95357519681844">
                <text:p>0.95357519681844</text:p>
              </table:table-cell>
              <table:table-cell office:value-type="float" office:value="0.943281331554834">
                <text:p>0.943281331554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8">
                <text:p>53.8</text:p>
              </table:table-cell>
              <table:table-cell office:value-type="float" office:value="0.945341120810567">
                <text:p>0.945341120810567</text:p>
              </table:table-cell>
              <table:table-cell office:value-type="float" office:value="0.957410112815518">
                <text:p>0.957410112815518</text:p>
              </table:table-cell>
              <table:table-cell office:value-type="float" office:value="0.948558835469466">
                <text:p>0.948558835469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">
                <text:p>51.7</text:p>
              </table:table-cell>
              <table:table-cell office:value-type="float" office:value="0.947434528669221">
                <text:p>0.947434528669221</text:p>
              </table:table-cell>
              <table:table-cell office:value-type="float" office:value="0.958607255904553">
                <text:p>0.958607255904553</text:p>
              </table:table-cell>
              <table:table-cell office:value-type="float" office:value="0.950066693730789">
                <text:p>0.950066693730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63">
                <text:p>60.63</text:p>
              </table:table-cell>
              <table:table-cell office:value-type="float" office:value="0.939626117356445">
                <text:p>0.939626117356445</text:p>
              </table:table-cell>
              <table:table-cell office:value-type="float" office:value="0.953494034575116">
                <text:p>0.953494034575116</text:p>
              </table:table-cell>
              <table:table-cell office:value-type="float" office:value="0.943919271588471">
                <text:p>0.943919271588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.11">
                <text:p>76.11</text:p>
              </table:table-cell>
              <table:table-cell office:value-type="float" office:value="0.928719462412862">
                <text:p>0.928719462412862</text:p>
              </table:table-cell>
              <table:table-cell office:value-type="float" office:value="0.945925655385115">
                <text:p>0.945925655385115</text:p>
              </table:table-cell>
              <table:table-cell office:value-type="float" office:value="0.93433567244679">
                <text:p>0.93433567244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.74">
                <text:p>97.74</text:p>
              </table:table-cell>
              <table:table-cell office:value-type="float" office:value="0.913898134773598">
                <text:p>0.913898134773598</text:p>
              </table:table-cell>
              <table:table-cell office:value-type="float" office:value="0.936267348429511">
                <text:p>0.936267348429511</text:p>
              </table:table-cell>
              <table:table-cell office:value-type="float" office:value="0.921953836339384">
                <text:p>0.921953836339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.84">
                <text:p>88.84</text:p>
              </table:table-cell>
              <table:table-cell office:value-type="float" office:value="0.919843413092173">
                <text:p>0.919843413092173</text:p>
              </table:table-cell>
              <table:table-cell office:value-type="float" office:value="0.940000811622433">
                <text:p>0.940000811622433</text:p>
              </table:table-cell>
              <table:table-cell office:value-type="float" office:value="0.926912370237198">
                <text:p>0.926912370237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